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047in"/>
    </style:style>
    <style:style style:name="co2" style:family="table-column">
      <style:table-column-properties fo:break-before="auto" style:column-width="0.6618in"/>
    </style:style>
    <style:style style:name="co3" style:family="table-column">
      <style:table-column-properties fo:break-before="auto" style:column-width="0.7453in"/>
    </style:style>
    <style:style style:name="co4" style:family="table-column">
      <style:table-column-properties fo:break-before="auto" style:column-width="1.8835in"/>
    </style:style>
    <style:style style:name="co5" style:family="table-column">
      <style:table-column-properties fo:break-before="auto" style:column-width="1.3882in"/>
    </style:style>
    <style:style style:name="co6" style:family="table-column">
      <style:table-column-properties fo:break-before="auto" style:column-width="1.2783in"/>
    </style:style>
    <style:style style:name="co7" style:family="table-column">
      <style:table-column-properties fo:break-before="auto" style:column-width="2.522in"/>
    </style:style>
    <style:style style:name="co8" style:family="table-column">
      <style:table-column-properties fo:break-before="auto" style:column-width="2.0972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2.43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7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>
      <style:table-cell-properties fo:background-color="#ffb66c"/>
      <style:text-properties style:font-name="Liberation Mono" style:font-name-asian="Liberation Mono" style:font-name-complex="Liberation Mono"/>
    </style:style>
    <style:style style:name="ce3" style:family="table-cell" style:parent-style-name="Default" style:data-style-name="N0">
      <style:table-cell-properties fo:background-color="#ffb66c"/>
      <style:text-properties style:font-name="Liberation Mono" style:font-name-asian="Liberation Mono" style:font-name-complex="Liberation Mono"/>
    </style:style>
    <style:style style:name="ce8" style:family="table-cell" style:parent-style-name="Default" style:data-style-name="N70">
      <style:table-cell-properties fo:background-color="#ffb66c"/>
    </style:style>
    <style:style style:name="ce9" style:family="table-cell" style:parent-style-name="Default" style:data-style-name="N70">
      <style:table-cell-properties fo:background-color="#ffb66c"/>
      <style:text-properties style:font-name="Liberation Mono" style:font-name-asian="Liberation Mono" style:font-name-complex="Liberation Mono"/>
    </style:style>
    <style:style style:name="ce10" style:family="table-cell" style:parent-style-name="Default">
      <style:table-cell-properties fo:background-color="#ffb66c"/>
    </style:style>
    <style:style style:name="ce11" style:family="table-cell" style:parent-style-name="Default">
      <style:table-cell-properties fo:background-color="#ffb66c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0">
      <style:table-cell-properties fo:background-color="#ffb66c"/>
    </style:style>
    <style:style style:name="ce15" style:family="table-cell" style:parent-style-name="Default">
      <style:table-cell-properties fo:background-color="#ed4c05"/>
    </style:style>
    <style:style style:name="ce14" style:family="table-cell" style:parent-style-name="Default">
      <style:table-cell-properties fo:background-color="#ed4c05" style:text-align-source="fix" style:repeat-content="false"/>
      <style:paragraph-properties fo:text-align="end"/>
    </style:style>
    <style:style style:name="ce20" style:family="table-cell" style:parent-style-name="Default">
      <style:table-cell-properties fo:background-color="#ffffa6"/>
    </style:style>
    <style:style style:name="ce21" style:family="table-cell" style:parent-style-name="Default">
      <style:table-cell-properties fo:background-color="#eeeeee"/>
    </style:style>
    <style:style style:name="ce17" style:family="table-cell" style:parent-style-name="Default" style:data-style-name="N0">
      <style:table-cell-properties fo:background-color="#eeeeee"/>
    </style:style>
    <style:style style:name="ce18" style:family="table-cell" style:parent-style-name="Default">
      <style:table-cell-properties fo:background-color="#eeeeee"/>
      <style:text-properties style:font-name="Liberation Mono" style:font-name-asian="Liberation Mono" style:font-name-complex="Liberation Mono"/>
    </style:style>
    <style:style style:name="ce19" style:family="table-cell" style:parent-style-name="Default" style:data-style-name="N70">
      <style:table-cell-properties fo:background-color="#eeeee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commands.A2">
          <table:error-message table:message-type="stop" table:display="true"/>
        </table:content-validation>
        <table:content-validation table:name="val2" table:base-cell-address="commands.C2">
          <table:help-message table:title="Delta" table:display="true">
            <text:p>Time delta from last in ms</text:p>
          </table:help-message>
          <table:error-message table:message-type="stop" table:display="true"/>
        </table:content-validation>
        <table:content-validation table:name="val3" table:condition="of:cell-content-is-in-list(&quot;Run&quot;;&quot;Abort&quot;;&quot;Reboot&quot;;&quot;Status&quot;;&quot;Result&quot;;&quot;Ping&quot;;&quot;Info&quot;;&quot;Queue&quot;)" table:allow-empty-cell="true" table:display-list="unsorted" table:base-cell-address="commands.C2">
          <table:error-message table:message-type="stop" table:display="true"/>
        </table:content-validation>
      </table:content-validations>
      <table:table table:name="commands" table:style-name="ta1">
        <table:table-column table:style-name="co1" table:default-cell-style-name="ce10"/>
        <table:table-column table:style-name="co2" table:default-cell-style-name="ce10"/>
        <table:table-column table:style-name="co3" table:default-cell-style-name="ce15"/>
        <table:table-column table:style-name="co4" table:default-cell-style-name="ce20"/>
        <table:table-column table:style-name="co5" table:default-cell-style-name="ce20"/>
        <table:table-column table:style-name="co6" table:default-cell-style-name="ce21"/>
        <table:table-column table:style-name="co7" table:default-cell-style-name="Default"/>
        <table:table-column table:style-name="co8" table:default-cell-style-name="ce21"/>
        <table:table-row table:style-name="ro1">
          <table:table-cell table:style-name="ce1" table:content-validation-name="val1" office:value-type="string" calcext:value-type="string">
            <text:p>start datetime</text:p>
          </table:table-cell>
          <table:table-cell table:style-name="ce1" table:content-validation-name="val1" office:value-type="string" calcext:value-type="string">
            <text:p>delta s</text:p>
          </table:table-cell>
          <table:table-cell table:content-validation-name="val1" office:value-type="string" calcext:value-type="string">
            <text:p>action</text:p>
          </table:table-cell>
          <table:table-cell table:content-validation-name="val1" office:value-type="string" calcext:value-type="string">
            <text:p>experiment</text:p>
          </table:table-cell>
          <table:table-cell office:value-type="string" calcext:value-type="string">
            <text:p>param</text:p>
          </table:table-cell>
          <table:table-cell table:content-validation-name="val1" office:value-type="string" calcext:value-type="string">
            <text:p>experiment id</text:p>
          </table:table-cell>
          <table:table-cell office:value-type="string" calcext:value-type="string">
            <text:p>comment</text:p>
          </table:table-cell>
          <table:table-cell table:style-name="ce18" table:content-validation-name="val1" office:value-type="string" calcext:value-type="string">
            <text:p>packet datetime</text:p>
          </table:table-cell>
        </table:table-row>
        <table:table-row table:style-name="ro2">
          <table:table-cell table:style-name="ce3" table:content-validation-name="val1" office:value-type="string" calcext:value-type="string">
            <text:p>2026-01-08T08:00:00</text:p>
          </table:table-cell>
          <table:table-cell table:style-name="ce12" table:content-validation-name="val2"/>
          <table:table-cell table:style-name="ce14" table:content-validation-name="val3" office:value-type="string" calcext:value-type="string">
            <text:p>Status</text:p>
          </table:table-cell>
          <table:table-cell table:content-validation-name="val1" table:number-columns-repeated="2"/>
          <table:table-cell table:style-name="ce17" table:content-validation-name="val1" table:formula="of:=IFERROR(IF(INDEX([experiments.$A:.$A] ; MATCH(TRIM([.D2]) ; TRIM([experiments.$B:.$B]) ; 0)) = 0; &quot;&quot;; INDEX([experiments.$A:.$A] ; MATCH(TRIM([.D2]) ; TRIM([experiments.$B:.$B]) ; 0))) ; &quot;&quot;)">
            <text:p/>
          </table:table-cell>
          <table:table-cell table:content-validation-name="val1" office:value-type="string" calcext:value-type="string">
            <text:p>request status</text:p>
          </table:table-cell>
          <table:table-cell table:style-name="ce19" table:content-validation-name="val2" table:formula="of:=IF(LEN([.A2])&gt;0; &#10;       [.A2]; &#10;       IF( AND(NOT(ISBLANK([.C2])); AND(LEN([.B2])&gt;0; [.B2]&gt;0)); &#10;             TEXT(DATEVALUE(LEFT([.H1]; 10)) + TIMEVALUE(MID([.H1]; 12; 12)) + [.B2]/(86400); &#10;             &quot;YYYY-MM-DD&quot;&quot;T&quot;&quot;HH:MM:SS&quot;);&#10;             IF(AND(NOT(ISBLANK([.C2])); NOT(ISBLANK([.H1]))); [.H1]; &quot;&quot;)&#10;       ))" office:value-type="string" office:string-value="2026-01-08T08:00:00" calcext:value-type="string">
            <text:p>2026-01-08T08:00:00</text:p>
          </table:table-cell>
        </table:table-row>
        <table:table-row table:style-name="ro1">
          <table:table-cell table:style-name="ce8"/>
          <table:table-cell table:style-name="ce12" table:content-validation-name="val2" office:value-type="float" office:value="20" calcext:value-type="float">
            <text:p>20</text:p>
          </table:table-cell>
          <table:table-cell table:style-name="ce14" table:content-validation-name="val3" office:value-type="string" calcext:value-type="string">
            <text:p>Ping</text:p>
          </table:table-cell>
          <table:table-cell table:content-validation-name="val1"/>
          <table:table-cell office:value-type="string" calcext:value-type="string">
            <text:p>0x01545420524f58</text:p>
          </table:table-cell>
          <table:table-cell table:style-name="ce17" table:content-validation-name="val1" table:formula="of:=IFERROR(IF(INDEX([experiments.$A:.$A] ; MATCH(TRIM([.D3]) ; TRIM([experiments.$B:.$B]) ; 0)) = 0; &quot;&quot;; INDEX([experiments.$A:.$A] ; MATCH(TRIM([.D3]) ; TRIM([experiments.$B:.$B]) ; 0))) ; &quot;&quot;)">
            <text:p/>
          </table:table-cell>
          <table:table-cell office:value-type="string" calcext:value-type="string">
            <text:p>ping test 1</text:p>
          </table:table-cell>
          <table:table-cell table:style-name="ce19" table:content-validation-name="val2" table:formula="of:=IF(LEN([.A3])&gt;0; &#10;       [.A3]; &#10;       IF( AND(NOT(ISBLANK([.C3])); AND(LEN([.B3])&gt;0; [.B3]&gt;0)); &#10;             TEXT(DATEVALUE(LEFT([.H2]; 10)) + TIMEVALUE(MID([.H2]; 12; 12)) + [.B3]/(86400); &#10;             &quot;YYYY-MM-DD&quot;&quot;T&quot;&quot;HH:MM:SS&quot;);&#10;             IF(AND(NOT(ISBLANK([.C3])); NOT(ISBLANK([.H2]))); [.H2]; &quot;&quot;)&#10;       ))" office:value-type="string" office:string-value="2026-01-08T08:00:20" calcext:value-type="string">
            <text:p>2026-01-08T08:00:20</text:p>
          </table:table-cell>
        </table:table-row>
        <table:table-row table:style-name="ro1">
          <table:table-cell table:style-name="ce9"/>
          <table:table-cell table:style-name="ce12" table:content-validation-name="val2" office:value-type="float" office:value="10" calcext:value-type="float">
            <text:p>10</text:p>
          </table:table-cell>
          <table:table-cell table:style-name="ce14" table:content-validation-name="val3" office:value-type="string" calcext:value-type="string">
            <text:p>Ping</text:p>
          </table:table-cell>
          <table:table-cell table:content-validation-name="val1"/>
          <table:table-cell office:value-type="string" calcext:value-type="string">
            <text:p>0x025350414345</text:p>
          </table:table-cell>
          <table:table-cell table:style-name="ce17" table:content-validation-name="val1" table:formula="of:=IFERROR(IF(INDEX([experiments.$A:.$A] ; MATCH(TRIM([.D4]) ; TRIM([experiments.$B:.$B]) ; 0)) = 0; &quot;&quot;; INDEX([experiments.$A:.$A] ; MATCH(TRIM([.D4]) ; TRIM([experiments.$B:.$B]) ; 0))) ; &quot;&quot;)">
            <text:p/>
          </table:table-cell>
          <table:table-cell office:value-type="string" calcext:value-type="string">
            <text:p>ping test 2</text:p>
          </table:table-cell>
          <table:table-cell table:style-name="ce19" table:content-validation-name="val2" table:formula="of:=IF(LEN([.A4])&gt;0; &#10;       [.A4]; &#10;       IF( AND(NOT(ISBLANK([.C4])); AND(LEN([.B4])&gt;0; [.B4]&gt;0)); &#10;             TEXT(DATEVALUE(LEFT([.H3]; 10)) + TIMEVALUE(MID([.H3]; 12; 12)) + [.B4]/(86400); &#10;             &quot;YYYY-MM-DD&quot;&quot;T&quot;&quot;HH:MM:SS&quot;);&#10;             IF(AND(NOT(ISBLANK([.C4])); NOT(ISBLANK([.H3]))); [.H3]; &quot;&quot;)&#10;       ))" office:value-type="string" office:string-value="2026-01-08T08:00:30" calcext:value-type="string">
            <text:p>2026-01-08T08:00:30</text:p>
          </table:table-cell>
        </table:table-row>
        <table:table-row table:style-name="ro1">
          <table:table-cell/>
          <table:table-cell table:style-name="ce12" table:content-validation-name="val2" office:value-type="float" office:value="0" calcext:value-type="float">
            <text:p>0</text:p>
          </table:table-cell>
          <table:table-cell table:style-name="ce14" table:content-validation-name="val3" office:value-type="string" calcext:value-type="string">
            <text:p>Run</text:p>
          </table:table-cell>
          <table:table-cell table:content-validation-name="val1" office:value-type="string" calcext:value-type="string">
            <text:p>tt_contributors</text:p>
          </table:table-cell>
          <table:table-cell/>
          <table:table-cell table:style-name="ce17" table:content-validation-name="val1" table:formula="of:=IFERROR(IF(INDEX([experiments.$A:.$A] ; MATCH(TRIM([.D5]) ; TRIM([experiments.$B:.$B]) ; 0)) = 0; &quot;&quot;; INDEX([experiments.$A:.$A] ; MATCH(TRIM([.D5]) ; TRIM([experiments.$B:.$B]) ; 0))) ; &quot;&quot;)" office:value-type="float" office:value="128" calcext:value-type="float">
            <text:p>128</text:p>
          </table:table-cell>
          <table:table-cell office:value-type="string" calcext:value-type="string">
            <text:p>run the lottery</text:p>
          </table:table-cell>
          <table:table-cell table:style-name="ce19" table:content-validation-name="val2" table:formula="of:=IF(LEN([.A5])&gt;0; &#10;       [.A5]; &#10;       IF( AND(NOT(ISBLANK([.C5])); AND(LEN([.B5])&gt;0; [.B5]&gt;0)); &#10;             TEXT(DATEVALUE(LEFT([.H4]; 10)) + TIMEVALUE(MID([.H4]; 12; 12)) + [.B5]/(86400); &#10;             &quot;YYYY-MM-DD&quot;&quot;T&quot;&quot;HH:MM:SS&quot;);&#10;             IF(AND(NOT(ISBLANK([.C5])); NOT(ISBLANK([.H4]))); [.H4]; &quot;&quot;)&#10;       ))" office:value-type="string" office:string-value="2026-01-08T08:00:30" calcext:value-type="string">
            <text:p>2026-01-08T08:00:30</text:p>
          </table:table-cell>
        </table:table-row>
        <table:table-row table:style-name="ro1">
          <table:table-cell/>
          <table:table-cell table:style-name="ce12" table:content-validation-name="val2" office:value-type="float" office:value="10" calcext:value-type="float">
            <text:p>10</text:p>
          </table:table-cell>
          <table:table-cell table:style-name="ce14" table:content-validation-name="val3" office:value-type="string" calcext:value-type="string">
            <text:p>Result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6]) ; TRIM([experiments.$B:.$B]) ; 0)) = 0; &quot;&quot;; INDEX([experiments.$A:.$A] ; MATCH(TRIM([.D6]) ; TRIM([experiments.$B:.$B]) ; 0))) ; &quot;&quot;)">
            <text:p/>
          </table:table-cell>
          <table:table-cell office:value-type="string" calcext:value-type="string">
            <text:p>get lottery result</text:p>
          </table:table-cell>
          <table:table-cell table:style-name="ce19" table:content-validation-name="val2" table:formula="of:=IF(LEN([.A6])&gt;0; &#10;       [.A6]; &#10;       IF( AND(NOT(ISBLANK([.C6])); AND(LEN([.B6])&gt;0; [.B6]&gt;0)); &#10;             TEXT(DATEVALUE(LEFT([.H5]; 10)) + TIMEVALUE(MID([.H5]; 12; 12)) + [.B6]/(86400); &#10;             &quot;YYYY-MM-DD&quot;&quot;T&quot;&quot;HH:MM:SS&quot;);&#10;             IF(AND(NOT(ISBLANK([.C6])); NOT(ISBLANK([.H5]))); [.H5]; &quot;&quot;)&#10;       ))" office:value-type="string" office:string-value="2026-01-08T08:00:40" calcext:value-type="string">
            <text:p>2026-01-08T08:00:40</text:p>
          </table:table-cell>
        </table:table-row>
        <table:table-row table:style-name="ro1">
          <table:table-cell table:style-name="ce11"/>
          <table:table-cell table:style-name="ce12" table:content-validation-name="val2" office:value-type="float" office:value="0" calcext:value-type="float">
            <text:p>0</text:p>
          </table:table-cell>
          <table:table-cell table:style-name="ce14" table:content-validation-name="val3" office:value-type="string" calcext:value-type="string">
            <text:p>Status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7]) ; TRIM([experiments.$B:.$B]) ; 0)) = 0; &quot;&quot;; INDEX([experiments.$A:.$A] ; MATCH(TRIM([.D7]) ; TRIM([experiments.$B:.$B]) ; 0))) ; &quot;&quot;)">
            <text:p/>
          </table:table-cell>
          <table:table-cell office:value-type="string" calcext:value-type="string">
            <text:p>request status</text:p>
          </table:table-cell>
          <table:table-cell table:style-name="ce19" table:content-validation-name="val2" table:formula="of:=IF(LEN([.A7])&gt;0; &#10;       [.A7]; &#10;       IF( AND(NOT(ISBLANK([.C7])); AND(LEN([.B7])&gt;0; [.B7]&gt;0)); &#10;             TEXT(DATEVALUE(LEFT([.H6]; 10)) + TIMEVALUE(MID([.H6]; 12; 12)) + [.B7]/(86400); &#10;             &quot;YYYY-MM-DD&quot;&quot;T&quot;&quot;HH:MM:SS&quot;);&#10;             IF(AND(NOT(ISBLANK([.C7])); NOT(ISBLANK([.H6]))); [.H6]; &quot;&quot;)&#10;       ))" office:value-type="string" office:string-value="2026-01-08T08:00:40" calcext:value-type="string">
            <text:p>2026-01-08T08:00:40</text:p>
          </table:table-cell>
        </table:table-row>
        <table:table-row table:style-name="ro1">
          <table:table-cell table:style-name="ce11"/>
          <table:table-cell table:style-name="ce12" table:content-validation-name="val2" office:value-type="float" office:value="40" calcext:value-type="float">
            <text:p>40</text:p>
          </table:table-cell>
          <table:table-cell table:style-name="ce14" table:content-validation-name="val3" office:value-type="string" calcext:value-type="string">
            <text:p>Run</text:p>
          </table:table-cell>
          <table:table-cell table:content-validation-name="val1" office:value-type="string" calcext:value-type="string">
            <text:p>tt_um_oscillating_bones</text:p>
          </table:table-cell>
          <table:table-cell office:value-type="string" calcext:value-type="string">
            <text:p>0x10</text:p>
          </table:table-cell>
          <table:table-cell table:style-name="ce17" table:content-validation-name="val1" table:formula="of:=IFERROR(IF(INDEX([experiments.$A:.$A] ; MATCH(TRIM([.D8]) ; TRIM([experiments.$B:.$B]) ; 0)) = 0; &quot;&quot;; INDEX([experiments.$A:.$A] ; MATCH(TRIM([.D8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run oscillator</text:p>
          </table:table-cell>
          <table:table-cell table:style-name="ce19" table:content-validation-name="val2" table:formula="of:=IF(LEN([.A8])&gt;0; &#10;       [.A8]; &#10;       IF( AND(NOT(ISBLANK([.C8])); AND(LEN([.B8])&gt;0; [.B8]&gt;0)); &#10;             TEXT(DATEVALUE(LEFT([.H7]; 10)) + TIMEVALUE(MID([.H7]; 12; 12)) + [.B8]/(86400); &#10;             &quot;YYYY-MM-DD&quot;&quot;T&quot;&quot;HH:MM:SS&quot;);&#10;             IF(AND(NOT(ISBLANK([.C8])); NOT(ISBLANK([.H7]))); [.H7]; &quot;&quot;)&#10;       ))" office:value-type="string" office:string-value="2026-01-08T08:01:20" calcext:value-type="string">
            <text:p>2026-01-08T08:01:20</text:p>
          </table:table-cell>
        </table:table-row>
        <table:table-row table:style-name="ro1">
          <table:table-cell table:style-name="ce11"/>
          <table:table-cell table:style-name="ce12" table:content-validation-name="val2" office:value-type="float" office:value="0" calcext:value-type="float">
            <text:p>0</text:p>
          </table:table-cell>
          <table:table-cell table:style-name="ce14" table:content-validation-name="val3" office:value-type="string" calcext:value-type="string">
            <text:p>Queue</text:p>
          </table:table-cell>
          <table:table-cell table:content-validation-name="val1" office:value-type="string" calcext:value-type="string">
            <text:p>tt_contributors</text:p>
          </table:table-cell>
          <table:table-cell/>
          <table:table-cell table:style-name="ce17" table:content-validation-name="val1" table:formula="of:=IFERROR(IF(INDEX([experiments.$A:.$A] ; MATCH(TRIM([.D9]) ; TRIM([experiments.$B:.$B]) ; 0)) = 0; &quot;&quot;; INDEX([experiments.$A:.$A] ; MATCH(TRIM([.D9]) ; TRIM([experiments.$B:.$B]) ; 0))) ; &quot;&quot;)" office:value-type="float" office:value="128" calcext:value-type="float">
            <text:p>128</text:p>
          </table:table-cell>
          <table:table-cell office:value-type="string" calcext:value-type="string">
            <text:p>queue lottery 2</text:p>
          </table:table-cell>
          <table:table-cell table:style-name="ce19" table:content-validation-name="val2" table:formula="of:=IF(LEN([.A9])&gt;0; &#10;       [.A9]; &#10;       IF( AND(NOT(ISBLANK([.C9])); AND(LEN([.B9])&gt;0; [.B9]&gt;0)); &#10;             TEXT(DATEVALUE(LEFT([.H8]; 10)) + TIMEVALUE(MID([.H8]; 12; 12)) + [.B9]/(86400); &#10;             &quot;YYYY-MM-DD&quot;&quot;T&quot;&quot;HH:MM:SS&quot;);&#10;             IF(AND(NOT(ISBLANK([.C9])); NOT(ISBLANK([.H8]))); [.H8]; &quot;&quot;)&#10;       ))" office:value-type="string" office:string-value="2026-01-08T08:01:20" calcext:value-type="string">
            <text:p>2026-01-08T08:01:20</text:p>
          </table:table-cell>
        </table:table-row>
        <table:table-row table:style-name="ro1">
          <table:table-cell table:style-name="ce1"/>
          <table:table-cell table:style-name="ce12" table:content-validation-name="val2" office:value-type="float" office:value="0" calcext:value-type="float">
            <text:p>0</text:p>
          </table:table-cell>
          <table:table-cell table:style-name="ce14" table:content-validation-name="val3" office:value-type="string" calcext:value-type="string">
            <text:p>Result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10]) ; TRIM([experiments.$B:.$B]) ; 0)) = 0; &quot;&quot;; INDEX([experiments.$A:.$A] ; MATCH(TRIM([.D10]) ; TRIM([experiments.$B:.$B]) ; 0))) ; &quot;&quot;)">
            <text:p/>
          </table:table-cell>
          <table:table-cell office:value-type="string" calcext:value-type="string">
            <text:p>check current results</text:p>
          </table:table-cell>
          <table:table-cell table:style-name="ce19" table:content-validation-name="val2" table:formula="of:=IF(LEN([.A10])&gt;0; &#10;       [.A10]; &#10;       IF( AND(NOT(ISBLANK([.C10])); AND(LEN([.B10])&gt;0; [.B10]&gt;0)); &#10;             TEXT(DATEVALUE(LEFT([.H9]; 10)) + TIMEVALUE(MID([.H9]; 12; 12)) + [.B10]/(86400); &#10;             &quot;YYYY-MM-DD&quot;&quot;T&quot;&quot;HH:MM:SS&quot;);&#10;             IF(AND(NOT(ISBLANK([.C10])); NOT(ISBLANK([.H9]))); [.H9]; &quot;&quot;)&#10;       ))" office:value-type="string" office:string-value="2026-01-08T08:01:20" calcext:value-type="string">
            <text:p>2026-01-08T08:01:20</text:p>
          </table:table-cell>
        </table:table-row>
        <table:table-row table:style-name="ro1">
          <table:table-cell table:style-name="ce1"/>
          <table:table-cell table:style-name="ce12" table:content-validation-name="val2" office:value-type="float" office:value="20" calcext:value-type="float">
            <text:p>20</text:p>
          </table:table-cell>
          <table:table-cell table:style-name="ce14" table:content-validation-name="val3" office:value-type="string" calcext:value-type="string">
            <text:p>Status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11]) ; TRIM([experiments.$B:.$B]) ; 0)) = 0; &quot;&quot;; INDEX([experiments.$A:.$A] ; MATCH(TRIM([.D11]) ; TRIM([experiments.$B:.$B]) ; 0))) ; &quot;&quot;)">
            <text:p/>
          </table:table-cell>
          <table:table-cell office:value-type="string" calcext:value-type="string">
            <text:p>status</text:p>
          </table:table-cell>
          <table:table-cell table:style-name="ce19" table:content-validation-name="val2" table:formula="of:=IF(LEN([.A11])&gt;0; &#10;       [.A11]; &#10;       IF( AND(NOT(ISBLANK([.C11])); AND(LEN([.B11])&gt;0; [.B11]&gt;0)); &#10;             TEXT(DATEVALUE(LEFT([.H10]; 10)) + TIMEVALUE(MID([.H10]; 12; 12)) + [.B11]/(86400); &#10;             &quot;YYYY-MM-DD&quot;&quot;T&quot;&quot;HH:MM:SS&quot;);&#10;             IF(AND(NOT(ISBLANK([.C11])); NOT(ISBLANK([.H10]))); [.H10]; &quot;&quot;)&#10;       ))" office:value-type="string" office:string-value="2026-01-08T08:01:40" calcext:value-type="string">
            <text:p>2026-01-08T08:01:40</text:p>
          </table:table-cell>
        </table:table-row>
        <table:table-row table:style-name="ro1">
          <table:table-cell/>
          <table:table-cell table:style-name="ce12" table:content-validation-name="val2" office:value-type="float" office:value="0" calcext:value-type="float">
            <text:p>0</text:p>
          </table:table-cell>
          <table:table-cell table:style-name="ce14" table:content-validation-name="val3" office:value-type="string" calcext:value-type="string">
            <text:p>Info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12]) ; TRIM([experiments.$B:.$B]) ; 0)) = 0; &quot;&quot;; INDEX([experiments.$A:.$A] ; MATCH(TRIM([.D12]) ; TRIM([experiments.$B:.$B]) ; 0))) ; &quot;&quot;)">
            <text:p/>
          </table:table-cell>
          <table:table-cell office:value-type="string" calcext:value-type="string">
            <text:p>info</text:p>
          </table:table-cell>
          <table:table-cell table:style-name="ce19" table:content-validation-name="val2" table:formula="of:=IF(LEN([.A12])&gt;0; &#10;       [.A12]; &#10;       IF( AND(NOT(ISBLANK([.C12])); AND(LEN([.B12])&gt;0; [.B12]&gt;0)); &#10;             TEXT(DATEVALUE(LEFT([.H11]; 10)) + TIMEVALUE(MID([.H11]; 12; 12)) + [.B12]/(86400); &#10;             &quot;YYYY-MM-DD&quot;&quot;T&quot;&quot;HH:MM:SS&quot;);&#10;             IF(AND(NOT(ISBLANK([.C12])); NOT(ISBLANK([.H11]))); [.H11]; &quot;&quot;)&#10;       ))" office:value-type="string" office:string-value="2026-01-08T08:01:40" calcext:value-type="string">
            <text:p>2026-01-08T08:01:40</text:p>
          </table:table-cell>
        </table:table-row>
        <table:table-row table:style-name="ro1">
          <table:table-cell table:style-name="ce1"/>
          <table:table-cell table:style-name="ce12" table:content-validation-name="val2" office:value-type="float" office:value="10" calcext:value-type="float">
            <text:p>10</text:p>
          </table:table-cell>
          <table:table-cell table:style-name="ce14" table:content-validation-name="val3" office:value-type="string" calcext:value-type="string">
            <text:p>Status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13]) ; TRIM([experiments.$B:.$B]) ; 0)) = 0; &quot;&quot;; INDEX([experiments.$A:.$A] ; MATCH(TRIM([.D13]) ; TRIM([experiments.$B:.$B]) ; 0))) ; &quot;&quot;)">
            <text:p/>
          </table:table-cell>
          <table:table-cell office:value-type="string" calcext:value-type="string">
            <text:p>status</text:p>
          </table:table-cell>
          <table:table-cell table:style-name="ce19" table:content-validation-name="val2" table:formula="of:=IF(LEN([.A13])&gt;0; &#10;       [.A13]; &#10;       IF( AND(NOT(ISBLANK([.C13])); AND(LEN([.B13])&gt;0; [.B13]&gt;0)); &#10;             TEXT(DATEVALUE(LEFT([.H12]; 10)) + TIMEVALUE(MID([.H12]; 12; 12)) + [.B13]/(86400); &#10;             &quot;YYYY-MM-DD&quot;&quot;T&quot;&quot;HH:MM:SS&quot;);&#10;             IF(AND(NOT(ISBLANK([.C13])); NOT(ISBLANK([.H12]))); [.H12]; &quot;&quot;)&#10;       ))" office:value-type="string" office:string-value="2026-01-08T08:01:50" calcext:value-type="string">
            <text:p>2026-01-08T08:01:50</text:p>
          </table:table-cell>
        </table:table-row>
        <table:table-row table:style-name="ro1">
          <table:table-cell/>
          <table:table-cell table:style-name="ce12" table:content-validation-name="val2" office:value-type="float" office:value="0" calcext:value-type="float">
            <text:p>0</text:p>
          </table:table-cell>
          <table:table-cell table:style-name="ce14" table:content-validation-name="val3" office:value-type="string" calcext:value-type="string">
            <text:p>Abort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14]) ; TRIM([experiments.$B:.$B]) ; 0)) = 0; &quot;&quot;; INDEX([experiments.$A:.$A] ; MATCH(TRIM([.D14]) ; TRIM([experiments.$B:.$B]) ; 0))) ; &quot;&quot;)">
            <text:p/>
          </table:table-cell>
          <table:table-cell office:value-type="string" calcext:value-type="string">
            <text:p>abort osc (should start contrib lot)</text:p>
          </table:table-cell>
          <table:table-cell table:style-name="ce19" table:content-validation-name="val2" table:formula="of:=IF(LEN([.A14])&gt;0; &#10;       [.A14]; &#10;       IF( AND(NOT(ISBLANK([.C14])); AND(LEN([.B14])&gt;0; [.B14]&gt;0)); &#10;             TEXT(DATEVALUE(LEFT([.H13]; 10)) + TIMEVALUE(MID([.H13]; 12; 12)) + [.B14]/(86400); &#10;             &quot;YYYY-MM-DD&quot;&quot;T&quot;&quot;HH:MM:SS&quot;);&#10;             IF(AND(NOT(ISBLANK([.C14])); NOT(ISBLANK([.H13]))); [.H13]; &quot;&quot;)&#10;       ))" office:value-type="string" office:string-value="2026-01-08T08:01:50" calcext:value-type="string">
            <text:p>2026-01-08T08:01:50</text:p>
          </table:table-cell>
        </table:table-row>
        <table:table-row table:style-name="ro1">
          <table:table-cell/>
          <table:table-cell table:style-name="ce12" table:content-validation-name="val2" office:value-type="float" office:value="10" calcext:value-type="float">
            <text:p>10</text:p>
          </table:table-cell>
          <table:table-cell table:style-name="ce14" table:content-validation-name="val3" office:value-type="string" calcext:value-type="string">
            <text:p>Status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15]) ; TRIM([experiments.$B:.$B]) ; 0)) = 0; &quot;&quot;; INDEX([experiments.$A:.$A] ; MATCH(TRIM([.D15]) ; TRIM([experiments.$B:.$B]) ; 0))) ; &quot;&quot;)">
            <text:p/>
          </table:table-cell>
          <table:table-cell office:value-type="string" calcext:value-type="string">
            <text:p>status </text:p>
          </table:table-cell>
          <table:table-cell table:style-name="ce19" table:content-validation-name="val2" table:formula="of:=IF(LEN([.A15])&gt;0; &#10;       [.A15]; &#10;       IF( AND(NOT(ISBLANK([.C15])); AND(LEN([.B15])&gt;0; [.B15]&gt;0)); &#10;             TEXT(DATEVALUE(LEFT([.H14]; 10)) + TIMEVALUE(MID([.H14]; 12; 12)) + [.B15]/(86400); &#10;             &quot;YYYY-MM-DD&quot;&quot;T&quot;&quot;HH:MM:SS&quot;);&#10;             IF(AND(NOT(ISBLANK([.C15])); NOT(ISBLANK([.H14]))); [.H14]; &quot;&quot;)&#10;       ))" office:value-type="string" office:string-value="2026-01-08T08:02:00" calcext:value-type="string">
            <text:p>2026-01-08T08:02:00</text:p>
          </table:table-cell>
        </table:table-row>
        <table:table-row table:style-name="ro1">
          <table:table-cell/>
          <table:table-cell table:style-name="ce12" table:content-validation-name="val2" office:value-type="float" office:value="0" calcext:value-type="float">
            <text:p>0</text:p>
          </table:table-cell>
          <table:table-cell table:style-name="ce14" table:content-validation-name="val3" office:value-type="string" calcext:value-type="string">
            <text:p>Result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16]) ; TRIM([experiments.$B:.$B]) ; 0)) = 0; &quot;&quot;; INDEX([experiments.$A:.$A] ; MATCH(TRIM([.D16]) ; TRIM([experiments.$B:.$B]) ; 0))) ; &quot;&quot;)">
            <text:p/>
          </table:table-cell>
          <table:table-cell office:value-type="string" calcext:value-type="string">
            <text:p>result</text:p>
          </table:table-cell>
          <table:table-cell table:style-name="ce19" table:content-validation-name="val2" table:formula="of:=IF(LEN([.A16])&gt;0; &#10;       [.A16]; &#10;       IF( AND(NOT(ISBLANK([.C16])); AND(LEN([.B16])&gt;0; [.B16]&gt;0)); &#10;             TEXT(DATEVALUE(LEFT([.H15]; 10)) + TIMEVALUE(MID([.H15]; 12; 12)) + [.B16]/(86400); &#10;             &quot;YYYY-MM-DD&quot;&quot;T&quot;&quot;HH:MM:SS&quot;);&#10;             IF(AND(NOT(ISBLANK([.C16])); NOT(ISBLANK([.H15]))); [.H15]; &quot;&quot;)&#10;       ))" office:value-type="string" office:string-value="2026-01-08T08:02:00" calcext:value-type="string">
            <text:p>2026-01-08T08:02:00</text:p>
          </table:table-cell>
        </table:table-row>
        <table:table-row table:style-name="ro1">
          <table:table-cell/>
          <table:table-cell table:style-name="ce12" table:content-validation-name="val2" office:value-type="float" office:value="10" calcext:value-type="float">
            <text:p>10</text:p>
          </table:table-cell>
          <table:table-cell table:style-name="ce14" table:content-validation-name="val3" office:value-type="string" calcext:value-type="string">
            <text:p>Reboot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17]) ; TRIM([experiments.$B:.$B]) ; 0)) = 0; &quot;&quot;; INDEX([experiments.$A:.$A] ; MATCH(TRIM([.D17]) ; TRIM([experiments.$B:.$B]) ; 0))) ; &quot;&quot;)">
            <text:p/>
          </table:table-cell>
          <table:table-cell office:value-type="string" calcext:value-type="string">
            <text:p>test reboot</text:p>
          </table:table-cell>
          <table:table-cell table:style-name="ce19" table:content-validation-name="val2" table:formula="of:=IF(LEN([.A17])&gt;0; &#10;       [.A17]; &#10;       IF( AND(NOT(ISBLANK([.C17])); AND(LEN([.B17])&gt;0; [.B17]&gt;0)); &#10;             TEXT(DATEVALUE(LEFT([.H16]; 10)) + TIMEVALUE(MID([.H16]; 12; 12)) + [.B17]/(86400); &#10;             &quot;YYYY-MM-DD&quot;&quot;T&quot;&quot;HH:MM:SS&quot;);&#10;             IF(AND(NOT(ISBLANK([.C17])); NOT(ISBLANK([.H16]))); [.H16]; &quot;&quot;)&#10;       ))" office:value-type="string" office:string-value="2026-01-08T08:02:10" calcext:value-type="string">
            <text:p>2026-01-08T08:02:10</text:p>
          </table:table-cell>
        </table:table-row>
        <table:table-row table:style-name="ro1">
          <table:table-cell table:style-name="ce1"/>
          <table:table-cell table:style-name="ce12" table:content-validation-name="val2" office:value-type="float" office:value="60" calcext:value-type="float">
            <text:p>60</text:p>
          </table:table-cell>
          <table:table-cell table:style-name="ce14" table:content-validation-name="val3" office:value-type="string" calcext:value-type="string">
            <text:p>Ping</text:p>
          </table:table-cell>
          <table:table-cell table:content-validation-name="val1"/>
          <table:table-cell office:value-type="string" calcext:value-type="string">
            <text:p>0x03424f4f544544</text:p>
          </table:table-cell>
          <table:table-cell table:style-name="ce17" table:content-validation-name="val1" table:formula="of:=IFERROR(IF(INDEX([experiments.$A:.$A] ; MATCH(TRIM([.D18]) ; TRIM([experiments.$B:.$B]) ; 0)) = 0; &quot;&quot;; INDEX([experiments.$A:.$A] ; MATCH(TRIM([.D18]) ; TRIM([experiments.$B:.$B]) ; 0))) ; &quot;&quot;)">
            <text:p/>
          </table:table-cell>
          <table:table-cell office:value-type="string" calcext:value-type="string">
            <text:p>ping post reboot</text:p>
          </table:table-cell>
          <table:table-cell table:style-name="ce19" table:content-validation-name="val2" table:formula="of:=IF(LEN([.A18])&gt;0; &#10;       [.A18]; &#10;       IF( AND(NOT(ISBLANK([.C18])); AND(LEN([.B18])&gt;0; [.B18]&gt;0)); &#10;             TEXT(DATEVALUE(LEFT([.H17]; 10)) + TIMEVALUE(MID([.H17]; 12; 12)) + [.B18]/(86400); &#10;             &quot;YYYY-MM-DD&quot;&quot;T&quot;&quot;HH:MM:SS&quot;);&#10;             IF(AND(NOT(ISBLANK([.C18])); NOT(ISBLANK([.H17]))); [.H17]; &quot;&quot;)&#10;       ))" office:value-type="string" office:string-value="2026-01-08T08:03:10" calcext:value-type="string">
            <text:p>2026-01-08T08:03:10</text:p>
          </table:table-cell>
        </table:table-row>
        <table:table-row table:style-name="ro1">
          <table:table-cell/>
          <table:table-cell table:style-name="ce12" table:content-validation-name="val2" office:value-type="float" office:value="10" calcext:value-type="float">
            <text:p>10</text:p>
          </table:table-cell>
          <table:table-cell table:style-name="ce14" table:content-validation-name="val3" office:value-type="string" calcext:value-type="string">
            <text:p>Run</text:p>
          </table:table-cell>
          <table:table-cell table:content-validation-name="val1" office:value-type="string" calcext:value-type="string">
            <text:p>rp2_temperature</text:p>
          </table:table-cell>
          <table:table-cell office:value-type="string" calcext:value-type="string">
            <text:p>0x0000040F0F0000</text:p>
          </table:table-cell>
          <table:table-cell table:style-name="ce17" table:content-validation-name="val1" table:formula="of:=IFERROR(IF(INDEX([experiments.$A:.$A] ; MATCH(TRIM([.D19]) ; TRIM([experiments.$B:.$B]) ; 0)) = 0; &quot;&quot;; INDEX([experiments.$A:.$A] ; MATCH(TRIM([.D19]) ; TRIM([experiments.$B:.$B]) ; 0))) ; &quot;&quot;)" office:value-type="float" office:value="13" calcext:value-type="float">
            <text:p>13</text:p>
          </table:table-cell>
          <table:table-cell office:value-type="string" calcext:value-type="string">
            <text:p>run rp2 temp reader, every 40secs, 4x</text:p>
          </table:table-cell>
          <table:table-cell table:style-name="ce19" table:content-validation-name="val2" table:formula="of:=IF(LEN([.A19])&gt;0; &#10;       [.A19]; &#10;       IF( AND(NOT(ISBLANK([.C19])); AND(LEN([.B19])&gt;0; [.B19]&gt;0)); &#10;             TEXT(DATEVALUE(LEFT([.H18]; 10)) + TIMEVALUE(MID([.H18]; 12; 12)) + [.B19]/(86400); &#10;             &quot;YYYY-MM-DD&quot;&quot;T&quot;&quot;HH:MM:SS&quot;);&#10;             IF(AND(NOT(ISBLANK([.C19])); NOT(ISBLANK([.H18]))); [.H18]; &quot;&quot;)&#10;       ))" office:value-type="string" office:string-value="2026-01-08T08:03:20" calcext:value-type="string">
            <text:p>2026-01-08T08:03:20</text:p>
          </table:table-cell>
        </table:table-row>
        <table:table-row table:style-name="ro1">
          <table:table-cell/>
          <table:table-cell table:style-name="ce12" table:content-validation-name="val2" office:value-type="float" office:value="0" calcext:value-type="float">
            <text:p>0</text:p>
          </table:table-cell>
          <table:table-cell table:style-name="ce14" table:content-validation-name="val3" office:value-type="string" calcext:value-type="string">
            <text:p>Queue</text:p>
          </table:table-cell>
          <table:table-cell table:content-validation-name="val1" office:value-type="string" calcext:value-type="string">
            <text:p>tt_um_msg_in_a_bottle</text:p>
          </table:table-cell>
          <table:table-cell/>
          <table:table-cell table:style-name="ce17" table:content-validation-name="val1" table:formula="of:=IFERROR(IF(INDEX([experiments.$A:.$A] ; MATCH(TRIM([.D20]) ; TRIM([experiments.$B:.$B]) ; 0)) = 0; &quot;&quot;; INDEX([experiments.$A:.$A] ; MATCH(TRIM([.D20]) ; TRIM([experiments.$B:.$B]) ; 0))) ; &quot;&quot;)" office:value-type="float" office:value="11" calcext:value-type="float">
            <text:p>11</text:p>
          </table:table-cell>
          <table:table-cell office:value-type="string" calcext:value-type="string">
            <text:p>queue msg in a bottle</text:p>
          </table:table-cell>
          <table:table-cell table:style-name="ce19" table:content-validation-name="val2" table:formula="of:=IF(LEN([.A20])&gt;0; &#10;       [.A20]; &#10;       IF( AND(NOT(ISBLANK([.C20])); AND(LEN([.B20])&gt;0; [.B20]&gt;0)); &#10;             TEXT(DATEVALUE(LEFT([.H19]; 10)) + TIMEVALUE(MID([.H19]; 12; 12)) + [.B20]/(86400); &#10;             &quot;YYYY-MM-DD&quot;&quot;T&quot;&quot;HH:MM:SS&quot;);&#10;             IF(AND(NOT(ISBLANK([.C20])); NOT(ISBLANK([.H19]))); [.H19]; &quot;&quot;)&#10;       ))" office:value-type="string" office:string-value="2026-01-08T08:03:20" calcext:value-type="string">
            <text:p>2026-01-08T08:03:20</text:p>
          </table:table-cell>
        </table:table-row>
        <table:table-row table:style-name="ro1">
          <table:table-cell/>
          <table:table-cell table:style-name="ce12" table:content-validation-name="val2" office:value-type="float" office:value="30" calcext:value-type="float">
            <text:p>30</text:p>
          </table:table-cell>
          <table:table-cell table:style-name="ce14" table:content-validation-name="val3" office:value-type="string" calcext:value-type="string">
            <text:p>Result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21]) ; TRIM([experiments.$B:.$B]) ; 0)) = 0; &quot;&quot;; INDEX([experiments.$A:.$A] ; MATCH(TRIM([.D21]) ; TRIM([experiments.$B:.$B]) ; 0))) ; &quot;&quot;)">
            <text:p/>
          </table:table-cell>
          <table:table-cell/>
          <table:table-cell table:style-name="ce19" table:content-validation-name="val2" table:formula="of:=IF(LEN([.A21])&gt;0; &#10;       [.A21]; &#10;       IF( AND(NOT(ISBLANK([.C21])); AND(LEN([.B21])&gt;0; [.B21]&gt;0)); &#10;             TEXT(DATEVALUE(LEFT([.H20]; 10)) + TIMEVALUE(MID([.H20]; 12; 12)) + [.B21]/(86400); &#10;             &quot;YYYY-MM-DD&quot;&quot;T&quot;&quot;HH:MM:SS&quot;);&#10;             IF(AND(NOT(ISBLANK([.C21])); NOT(ISBLANK([.H20]))); [.H20]; &quot;&quot;)&#10;       ))" office:value-type="string" office:string-value="2026-01-08T08:03:50" calcext:value-type="string">
            <text:p>2026-01-08T08:03:50</text:p>
          </table:table-cell>
        </table:table-row>
        <table:table-row table:style-name="ro1">
          <table:table-cell/>
          <table:table-cell table:style-name="ce12" table:content-validation-name="val2" office:value-type="float" office:value="40" calcext:value-type="float">
            <text:p>40</text:p>
          </table:table-cell>
          <table:table-cell table:style-name="ce14" table:content-validation-name="val3" office:value-type="string" calcext:value-type="string">
            <text:p>Result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22]) ; TRIM([experiments.$B:.$B]) ; 0)) = 0; &quot;&quot;; INDEX([experiments.$A:.$A] ; MATCH(TRIM([.D22]) ; TRIM([experiments.$B:.$B]) ; 0))) ; &quot;&quot;)">
            <text:p/>
          </table:table-cell>
          <table:table-cell/>
          <table:table-cell table:style-name="ce19" table:content-validation-name="val2" table:formula="of:=IF(LEN([.A22])&gt;0; &#10;       [.A22]; &#10;       IF( AND(NOT(ISBLANK([.C22])); AND(LEN([.B22])&gt;0; [.B22]&gt;0)); &#10;             TEXT(DATEVALUE(LEFT([.H21]; 10)) + TIMEVALUE(MID([.H21]; 12; 12)) + [.B22]/(86400); &#10;             &quot;YYYY-MM-DD&quot;&quot;T&quot;&quot;HH:MM:SS&quot;);&#10;             IF(AND(NOT(ISBLANK([.C22])); NOT(ISBLANK([.H21]))); [.H21]; &quot;&quot;)&#10;       ))" office:value-type="string" office:string-value="2026-01-08T08:04:30" calcext:value-type="string">
            <text:p>2026-01-08T08:04:30</text:p>
          </table:table-cell>
        </table:table-row>
        <table:table-row table:style-name="ro1">
          <table:table-cell/>
          <table:table-cell table:style-name="ce12" table:content-validation-name="val2" office:value-type="float" office:value="40" calcext:value-type="float">
            <text:p>40</text:p>
          </table:table-cell>
          <table:table-cell table:style-name="ce14" table:content-validation-name="val3" office:value-type="string" calcext:value-type="string">
            <text:p>Result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23]) ; TRIM([experiments.$B:.$B]) ; 0)) = 0; &quot;&quot;; INDEX([experiments.$A:.$A] ; MATCH(TRIM([.D23]) ; TRIM([experiments.$B:.$B]) ; 0))) ; &quot;&quot;)">
            <text:p/>
          </table:table-cell>
          <table:table-cell/>
          <table:table-cell table:style-name="ce19" table:content-validation-name="val2" table:formula="of:=IF(LEN([.A23])&gt;0; &#10;       [.A23]; &#10;       IF( AND(NOT(ISBLANK([.C23])); AND(LEN([.B23])&gt;0; [.B23]&gt;0)); &#10;             TEXT(DATEVALUE(LEFT([.H22]; 10)) + TIMEVALUE(MID([.H22]; 12; 12)) + [.B23]/(86400); &#10;             &quot;YYYY-MM-DD&quot;&quot;T&quot;&quot;HH:MM:SS&quot;);&#10;             IF(AND(NOT(ISBLANK([.C23])); NOT(ISBLANK([.H22]))); [.H22]; &quot;&quot;)&#10;       ))" office:value-type="string" office:string-value="2026-01-08T08:05:10" calcext:value-type="string">
            <text:p>2026-01-08T08:05:10</text:p>
          </table:table-cell>
        </table:table-row>
        <table:table-row table:style-name="ro1">
          <table:table-cell/>
          <table:table-cell table:style-name="ce12" table:content-validation-name="val2" office:value-type="float" office:value="10" calcext:value-type="float">
            <text:p>10</text:p>
          </table:table-cell>
          <table:table-cell table:style-name="ce14" table:content-validation-name="val3" office:value-type="string" calcext:value-type="string">
            <text:p>Result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24]) ; TRIM([experiments.$B:.$B]) ; 0)) = 0; &quot;&quot;; INDEX([experiments.$A:.$A] ; MATCH(TRIM([.D24]) ; TRIM([experiments.$B:.$B]) ; 0))) ; &quot;&quot;)">
            <text:p/>
          </table:table-cell>
          <table:table-cell/>
          <table:table-cell table:style-name="ce19" table:content-validation-name="val2" table:formula="of:=IF(LEN([.A24])&gt;0; &#10;       [.A24]; &#10;       IF( AND(NOT(ISBLANK([.C24])); AND(LEN([.B24])&gt;0; [.B24]&gt;0)); &#10;             TEXT(DATEVALUE(LEFT([.H23]; 10)) + TIMEVALUE(MID([.H23]; 12; 12)) + [.B24]/(86400); &#10;             &quot;YYYY-MM-DD&quot;&quot;T&quot;&quot;HH:MM:SS&quot;);&#10;             IF(AND(NOT(ISBLANK([.C24])); NOT(ISBLANK([.H23]))); [.H23]; &quot;&quot;)&#10;       ))" office:value-type="string" office:string-value="2026-01-08T08:05:20" calcext:value-type="string">
            <text:p>2026-01-08T08:05:20</text:p>
          </table:table-cell>
        </table:table-row>
        <table:table-row table:style-name="ro1">
          <table:table-cell/>
          <table:table-cell table:style-name="ce12" table:content-validation-name="val2" office:value-type="float" office:value="0" calcext:value-type="float">
            <text:p>0</text:p>
          </table:table-cell>
          <table:table-cell table:style-name="ce14" table:content-validation-name="val3" office:value-type="string" calcext:value-type="string">
            <text:p>Run</text:p>
          </table:table-cell>
          <table:table-cell table:content-validation-name="val1" office:value-type="string" calcext:value-type="string">
            <text:p>tt_um_oscillating_bones</text:p>
          </table:table-cell>
          <table:table-cell office:value-type="string" calcext:value-type="string">
            <text:p>0x20</text:p>
          </table:table-cell>
          <table:table-cell table:style-name="ce17" table:content-validation-name="val1" table:formula="of:=IFERROR(IF(INDEX([experiments.$A:.$A] ; MATCH(TRIM([.D25]) ; TRIM([experiments.$B:.$B]) ; 0)) = 0; &quot;&quot;; INDEX([experiments.$A:.$A] ; MATCH(TRIM([.D25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launch osc</text:p>
          </table:table-cell>
          <table:table-cell table:style-name="ce19" table:content-validation-name="val2" table:formula="of:=IF(LEN([.A25])&gt;0; &#10;       [.A25]; &#10;       IF( AND(NOT(ISBLANK([.C25])); AND(LEN([.B25])&gt;0; [.B25]&gt;0)); &#10;             TEXT(DATEVALUE(LEFT([.H24]; 10)) + TIMEVALUE(MID([.H24]; 12; 12)) + [.B25]/(86400); &#10;             &quot;YYYY-MM-DD&quot;&quot;T&quot;&quot;HH:MM:SS&quot;);&#10;             IF(AND(NOT(ISBLANK([.C25])); NOT(ISBLANK([.H24]))); [.H24]; &quot;&quot;)&#10;       ))" office:value-type="string" office:string-value="2026-01-08T08:05:20" calcext:value-type="string">
            <text:p>2026-01-08T08:05:20</text:p>
          </table:table-cell>
        </table:table-row>
        <table:table-row table:style-name="ro1">
          <table:table-cell/>
          <table:table-cell table:style-name="ce12" table:content-validation-name="val2" office:value-type="float" office:value="10" calcext:value-type="float">
            <text:p>10</text:p>
          </table:table-cell>
          <table:table-cell table:style-name="ce14" table:content-validation-name="val3" office:value-type="string" calcext:value-type="string">
            <text:p>Queue</text:p>
          </table:table-cell>
          <table:table-cell table:content-validation-name="val1" office:value-type="string" calcext:value-type="string">
            <text:p>rp2_temperature</text:p>
          </table:table-cell>
          <table:table-cell office:value-type="string" calcext:value-type="string">
            <text:p>0x0000010404</text:p>
          </table:table-cell>
          <table:table-cell table:style-name="ce17" table:content-validation-name="val1" table:formula="of:=IFERROR(IF(INDEX([experiments.$A:.$A] ; MATCH(TRIM([.D26]) ; TRIM([experiments.$B:.$B]) ; 0)) = 0; &quot;&quot;; INDEX([experiments.$A:.$A] ; MATCH(TRIM([.D26]) ; TRIM([experiments.$B:.$B]) ; 0))) ; &quot;&quot;)" office:value-type="float" office:value="13" calcext:value-type="float">
            <text:p>13</text:p>
          </table:table-cell>
          <table:table-cell office:value-type="string" calcext:value-type="string">
            <text:p>queue rp2 temp</text:p>
          </table:table-cell>
          <table:table-cell table:style-name="ce19" table:content-validation-name="val2" table:formula="of:=IF(LEN([.A26])&gt;0; &#10;       [.A26]; &#10;       IF( AND(NOT(ISBLANK([.C26])); AND(LEN([.B26])&gt;0; [.B26]&gt;0)); &#10;             TEXT(DATEVALUE(LEFT([.H25]; 10)) + TIMEVALUE(MID([.H25]; 12; 12)) + [.B26]/(86400); &#10;             &quot;YYYY-MM-DD&quot;&quot;T&quot;&quot;HH:MM:SS&quot;);&#10;             IF(AND(NOT(ISBLANK([.C26])); NOT(ISBLANK([.H25]))); [.H25]; &quot;&quot;)&#10;       ))" office:value-type="string" office:string-value="2026-01-08T08:05:30" calcext:value-type="string">
            <text:p>2026-01-08T08:05:30</text:p>
          </table:table-cell>
        </table:table-row>
        <table:table-row table:style-name="ro1">
          <table:table-cell/>
          <table:table-cell table:style-name="ce12" table:content-validation-name="val2" office:value-type="float" office:value="30" calcext:value-type="float">
            <text:p>30</text:p>
          </table:table-cell>
          <table:table-cell table:style-name="ce14" table:content-validation-name="val3" office:value-type="string" calcext:value-type="string">
            <text:p>Result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27]) ; TRIM([experiments.$B:.$B]) ; 0)) = 0; &quot;&quot;; INDEX([experiments.$A:.$A] ; MATCH(TRIM([.D27]) ; TRIM([experiments.$B:.$B]) ; 0))) ; &quot;&quot;)">
            <text:p/>
          </table:table-cell>
          <table:table-cell/>
          <table:table-cell table:style-name="ce19" table:content-validation-name="val2" table:formula="of:=IF(LEN([.A27])&gt;0; &#10;       [.A27]; &#10;       IF( AND(NOT(ISBLANK([.C27])); AND(LEN([.B27])&gt;0; [.B27]&gt;0)); &#10;             TEXT(DATEVALUE(LEFT([.H26]; 10)) + TIMEVALUE(MID([.H26]; 12; 12)) + [.B27]/(86400); &#10;             &quot;YYYY-MM-DD&quot;&quot;T&quot;&quot;HH:MM:SS&quot;);&#10;             IF(AND(NOT(ISBLANK([.C27])); NOT(ISBLANK([.H26]))); [.H26]; &quot;&quot;)&#10;       ))" office:value-type="string" office:string-value="2026-01-08T08:06:00" calcext:value-type="string">
            <text:p>2026-01-08T08:06:00</text:p>
          </table:table-cell>
        </table:table-row>
        <table:table-row table:style-name="ro1">
          <table:table-cell/>
          <table:table-cell table:style-name="ce12" table:content-validation-name="val2" office:value-type="float" office:value="60" calcext:value-type="float">
            <text:p>60</text:p>
          </table:table-cell>
          <table:table-cell table:style-name="ce14" table:content-validation-name="val3" office:value-type="string" calcext:value-type="string">
            <text:p>Result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28]) ; TRIM([experiments.$B:.$B]) ; 0)) = 0; &quot;&quot;; INDEX([experiments.$A:.$A] ; MATCH(TRIM([.D28]) ; TRIM([experiments.$B:.$B]) ; 0))) ; &quot;&quot;)">
            <text:p/>
          </table:table-cell>
          <table:table-cell/>
          <table:table-cell table:style-name="ce19" table:content-validation-name="val2" table:formula="of:=IF(LEN([.A28])&gt;0; &#10;       [.A28]; &#10;       IF( AND(NOT(ISBLANK([.C28])); AND(LEN([.B28])&gt;0; [.B28]&gt;0)); &#10;             TEXT(DATEVALUE(LEFT([.H27]; 10)) + TIMEVALUE(MID([.H27]; 12; 12)) + [.B28]/(86400); &#10;             &quot;YYYY-MM-DD&quot;&quot;T&quot;&quot;HH:MM:SS&quot;);&#10;             IF(AND(NOT(ISBLANK([.C28])); NOT(ISBLANK([.H27]))); [.H27]; &quot;&quot;)&#10;       ))" office:value-type="string" office:string-value="2026-01-08T08:07:00" calcext:value-type="string">
            <text:p>2026-01-08T08:07:00</text:p>
          </table:table-cell>
        </table:table-row>
        <table:table-row table:style-name="ro1">
          <table:table-cell table:style-name="ce11"/>
          <table:table-cell table:style-name="ce12" table:content-validation-name="val2" office:value-type="float" office:value="1800" calcext:value-type="float">
            <text:p>1800</text:p>
          </table:table-cell>
          <table:table-cell table:style-name="ce14" table:content-validation-name="val3" office:value-type="string" calcext:value-type="string">
            <text:p>Result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29]) ; TRIM([experiments.$B:.$B]) ; 0)) = 0; &quot;&quot;; INDEX([experiments.$A:.$A] ; MATCH(TRIM([.D29]) ; TRIM([experiments.$B:.$B]) ; 0))) ; &quot;&quot;)">
            <text:p/>
          </table:table-cell>
          <table:table-cell/>
          <table:table-cell table:style-name="ce19" table:content-validation-name="val2" table:formula="of:=IF(LEN([.A29])&gt;0; &#10;       [.A29]; &#10;       IF( AND(NOT(ISBLANK([.C29])); AND(LEN([.B29])&gt;0; [.B29]&gt;0)); &#10;             TEXT(DATEVALUE(LEFT([.H28]; 10)) + TIMEVALUE(MID([.H28]; 12; 12)) + [.B29]/(86400); &#10;             &quot;YYYY-MM-DD&quot;&quot;T&quot;&quot;HH:MM:SS&quot;);&#10;             IF(AND(NOT(ISBLANK([.C29])); NOT(ISBLANK([.H28]))); [.H28]; &quot;&quot;)&#10;       ))" office:value-type="string" office:string-value="2026-01-08T08:37:00" calcext:value-type="string">
            <text:p>2026-01-08T08:37:00</text:p>
          </table:table-cell>
        </table:table-row>
        <table:table-row table:style-name="ro1">
          <table:table-cell/>
          <table:table-cell table:style-name="ce12" table:content-validation-name="val2" office:value-type="float" office:value="0" calcext:value-type="float">
            <text:p>0</text:p>
          </table:table-cell>
          <table:table-cell table:style-name="ce14" table:content-validation-name="val3" office:value-type="string" calcext:value-type="string">
            <text:p>Abort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30]) ; TRIM([experiments.$B:.$B]) ; 0)) = 0; &quot;&quot;; INDEX([experiments.$A:.$A] ; MATCH(TRIM([.D30]) ; TRIM([experiments.$B:.$B]) ; 0))) ; &quot;&quot;)">
            <text:p/>
          </table:table-cell>
          <table:table-cell office:value-type="string" calcext:value-type="string">
            <text:p>abort after 30 mins</text:p>
          </table:table-cell>
          <table:table-cell table:style-name="ce19" table:content-validation-name="val2" table:formula="of:=IF(LEN([.A30])&gt;0; &#10;       [.A30]; &#10;       IF( AND(NOT(ISBLANK([.C30])); AND(LEN([.B30])&gt;0; [.B30]&gt;0)); &#10;             TEXT(DATEVALUE(LEFT([.H29]; 10)) + TIMEVALUE(MID([.H29]; 12; 12)) + [.B30]/(86400); &#10;             &quot;YYYY-MM-DD&quot;&quot;T&quot;&quot;HH:MM:SS&quot;);&#10;             IF(AND(NOT(ISBLANK([.C30])); NOT(ISBLANK([.H29]))); [.H29]; &quot;&quot;)&#10;       ))" office:value-type="string" office:string-value="2026-01-08T08:37:00" calcext:value-type="string">
            <text:p>2026-01-08T08:37:00</text:p>
          </table:table-cell>
        </table:table-row>
        <table:table-row table:style-name="ro1">
          <table:table-cell/>
          <table:table-cell table:style-name="ce12" table:content-validation-name="val2" office:value-type="float" office:value="10" calcext:value-type="float">
            <text:p>10</text:p>
          </table:table-cell>
          <table:table-cell table:style-name="ce14" table:content-validation-name="val3" office:value-type="string" calcext:value-type="string">
            <text:p>Result</text:p>
          </table:table-cell>
          <table:table-cell table:content-validation-name="val1"/>
          <table:table-cell/>
          <table:table-cell table:style-name="ce17" table:content-validation-name="val1" table:formula="of:=IFERROR(IF(INDEX([experiments.$A:.$A] ; MATCH(TRIM([.D31]) ; TRIM([experiments.$B:.$B]) ; 0)) = 0; &quot;&quot;; INDEX([experiments.$A:.$A] ; MATCH(TRIM([.D31]) ; TRIM([experiments.$B:.$B]) ; 0))) ; &quot;&quot;)">
            <text:p/>
          </table:table-cell>
          <table:table-cell office:value-type="string" calcext:value-type="string">
            <text:p>get result from queued rp2 temp</text:p>
          </table:table-cell>
          <table:table-cell table:style-name="ce19" table:content-validation-name="val2" table:formula="of:=IF(LEN([.A31])&gt;0; &#10;       [.A31]; &#10;       IF( AND(NOT(ISBLANK([.C31])); AND(LEN([.B31])&gt;0; [.B31]&gt;0)); &#10;             TEXT(DATEVALUE(LEFT([.H30]; 10)) + TIMEVALUE(MID([.H30]; 12; 12)) + [.B31]/(86400); &#10;             &quot;YYYY-MM-DD&quot;&quot;T&quot;&quot;HH:MM:SS&quot;);&#10;             IF(AND(NOT(ISBLANK([.C31])); NOT(ISBLANK([.H30]))); [.H30]; &quot;&quot;)&#10;       ))" office:value-type="string" office:string-value="2026-01-08T08:37:10" calcext:value-type="string">
            <text:p>2026-01-08T08:37:10</text:p>
          </table:table-cell>
        </table:table-row>
        <table:table-row table:style-name="ro1">
          <table:table-cell/>
          <table:table-cell table:style-name="ce12" table:content-validation-name="val2" office:value-type="float" office:value="0" calcext:value-type="float">
            <text:p>0</text:p>
          </table:table-cell>
          <table:table-cell table:style-name="ce14" table:content-validation-name="val3" office:value-type="string" calcext:value-type="string">
            <text:p>Run</text:p>
          </table:table-cell>
          <table:table-cell table:content-validation-name="val1" office:value-type="string" calcext:value-type="string">
            <text:p>tt_um_oscillating_bones</text:p>
          </table:table-cell>
          <table:table-cell office:value-type="string" calcext:value-type="string">
            <text:p>0x20</text:p>
          </table:table-cell>
          <table:table-cell table:style-name="ce17" table:content-validation-name="val1" table:formula="of:=IFERROR(IF(INDEX([experiments.$A:.$A] ; MATCH(TRIM([.D32]) ; TRIM([experiments.$B:.$B]) ; 0)) = 0; &quot;&quot;; INDEX([experiments.$A:.$A] ; MATCH(TRIM([.D32]) ; TRIM([experiments.$B:.$B]) ; 0))) ; &quot;&quot;)" office:value-type="float" office:value="3" calcext:value-type="float">
            <text:p>3</text:p>
          </table:table-cell>
          <table:table-cell office:value-type="string" calcext:value-type="string">
            <text:p>run osc </text:p>
          </table:table-cell>
          <table:table-cell table:style-name="ce19" table:content-validation-name="val2" table:formula="of:=IF(LEN([.A32])&gt;0; &#10;       [.A32]; &#10;       IF( AND(NOT(ISBLANK([.C32])); AND(LEN([.B32])&gt;0; [.B32]&gt;0)); &#10;             TEXT(DATEVALUE(LEFT([.H31]; 10)) + TIMEVALUE(MID([.H31]; 12; 12)) + [.B32]/(86400); &#10;             &quot;YYYY-MM-DD&quot;&quot;T&quot;&quot;HH:MM:SS&quot;);&#10;             IF(AND(NOT(ISBLANK([.C32])); NOT(ISBLANK([.H31]))); [.H31]; &quot;&quot;)&#10;       ))" office:value-type="string" office:string-value="2026-01-08T08:37:10" calcext:value-type="string">
            <text:p>2026-01-08T08:37:10</text:p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1"/>
          <table:table-cell/>
          <table:table-cell table:style-name="ce17" table:content-validation-name="val1" table:formula="of:=IFERROR(IF(INDEX([experiments.$A:.$A] ; MATCH(TRIM([.D33]) ; TRIM([experiments.$B:.$B]) ; 0)) = 0; &quot;&quot;; INDEX([experiments.$A:.$A] ; MATCH(TRIM([.D33]) ; TRIM([experiments.$B:.$B]) ; 0))) ; &quot;&quot;)">
            <text:p/>
          </table:table-cell>
          <table:table-cell/>
          <table:table-cell table:style-name="ce19" table:content-validation-name="val2" table:formula="of:=IF(LEN([.A33])&gt;0; &#10;       [.A33]; &#10;       IF( AND(NOT(ISBLANK([.C33])); AND(LEN([.B33])&gt;0; [.B33]&gt;0)); &#10;             TEXT(DATEVALUE(LEFT([.H32]; 10)) + TIMEVALUE(MID([.H32]; 12; 12)) + [.B33]/(86400); &#10;             &quot;YYYY-MM-DD&quot;&quot;T&quot;&quot;HH:MM:SS&quot;);&#10;             IF(AND(NOT(ISBLANK([.C33])); NOT(ISBLANK([.H32]))); [.H32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1"/>
          <table:table-cell/>
          <table:table-cell table:style-name="ce17" table:content-validation-name="val1" table:formula="of:=IFERROR(IF(INDEX([experiments.$A:.$A] ; MATCH(TRIM([.D34]) ; TRIM([experiments.$B:.$B]) ; 0)) = 0; &quot;&quot;; INDEX([experiments.$A:.$A] ; MATCH(TRIM([.D34]) ; TRIM([experiments.$B:.$B]) ; 0))) ; &quot;&quot;)">
            <text:p/>
          </table:table-cell>
          <table:table-cell/>
          <table:table-cell table:style-name="ce19" table:content-validation-name="val2" table:formula="of:=IF(LEN([.A34])&gt;0; &#10;       [.A34]; &#10;       IF( AND(NOT(ISBLANK([.C34])); AND(LEN([.B34])&gt;0; [.B34]&gt;0)); &#10;             TEXT(DATEVALUE(LEFT([.H33]; 10)) + TIMEVALUE(MID([.H33]; 12; 12)) + [.B34]/(86400); &#10;             &quot;YYYY-MM-DD&quot;&quot;T&quot;&quot;HH:MM:SS&quot;);&#10;             IF(AND(NOT(ISBLANK([.C34])); NOT(ISBLANK([.H33]))); [.H33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1"/>
          <table:table-cell/>
          <table:table-cell table:style-name="ce17" table:content-validation-name="val1" table:formula="of:=IFERROR(IF(INDEX([experiments.$A:.$A] ; MATCH(TRIM([.D35]) ; TRIM([experiments.$B:.$B]) ; 0)) = 0; &quot;&quot;; INDEX([experiments.$A:.$A] ; MATCH(TRIM([.D35]) ; TRIM([experiments.$B:.$B]) ; 0))) ; &quot;&quot;)">
            <text:p/>
          </table:table-cell>
          <table:table-cell/>
          <table:table-cell table:style-name="ce19" table:content-validation-name="val2" table:formula="of:=IF(LEN([.A35])&gt;0; &#10;       [.A35]; &#10;       IF( AND(NOT(ISBLANK([.C35])); AND(LEN([.B35])&gt;0; [.B35]&gt;0)); &#10;             TEXT(DATEVALUE(LEFT([.H34]; 10)) + TIMEVALUE(MID([.H34]; 12; 12)) + [.B35]/(86400); &#10;             &quot;YYYY-MM-DD&quot;&quot;T&quot;&quot;HH:MM:SS&quot;);&#10;             IF(AND(NOT(ISBLANK([.C35])); NOT(ISBLANK([.H34]))); [.H34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1"/>
          <table:table-cell/>
          <table:table-cell table:style-name="ce17" table:content-validation-name="val1" table:formula="of:=IFERROR(IF(INDEX([experiments.$A:.$A] ; MATCH(TRIM([.D36]) ; TRIM([experiments.$B:.$B]) ; 0)) = 0; &quot;&quot;; INDEX([experiments.$A:.$A] ; MATCH(TRIM([.D36]) ; TRIM([experiments.$B:.$B]) ; 0))) ; &quot;&quot;)">
            <text:p/>
          </table:table-cell>
          <table:table-cell/>
          <table:table-cell table:style-name="ce19" table:content-validation-name="val2" table:formula="of:=IF(LEN([.A36])&gt;0; &#10;       [.A36]; &#10;       IF( AND(NOT(ISBLANK([.C36])); AND(LEN([.B36])&gt;0; [.B36]&gt;0)); &#10;             TEXT(DATEVALUE(LEFT([.H35]; 10)) + TIMEVALUE(MID([.H35]; 12; 12)) + [.B36]/(86400); &#10;             &quot;YYYY-MM-DD&quot;&quot;T&quot;&quot;HH:MM:SS&quot;);&#10;             IF(AND(NOT(ISBLANK([.C36])); NOT(ISBLANK([.H35]))); [.H35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1"/>
          <table:table-cell/>
          <table:table-cell table:style-name="ce17" table:content-validation-name="val1" table:formula="of:=IFERROR(IF(INDEX([experiments.$A:.$A] ; MATCH(TRIM([.D37]) ; TRIM([experiments.$B:.$B]) ; 0)) = 0; &quot;&quot;; INDEX([experiments.$A:.$A] ; MATCH(TRIM([.D37]) ; TRIM([experiments.$B:.$B]) ; 0))) ; &quot;&quot;)">
            <text:p/>
          </table:table-cell>
          <table:table-cell/>
          <table:table-cell table:style-name="ce19" table:content-validation-name="val2" table:formula="of:=IF(LEN([.A37])&gt;0; &#10;       [.A37]; &#10;       IF( AND(NOT(ISBLANK([.C37])); AND(LEN([.B37])&gt;0; [.B37]&gt;0)); &#10;             TEXT(DATEVALUE(LEFT([.H36]; 10)) + TIMEVALUE(MID([.H36]; 12; 12)) + [.B37]/(86400); &#10;             &quot;YYYY-MM-DD&quot;&quot;T&quot;&quot;HH:MM:SS&quot;);&#10;             IF(AND(NOT(ISBLANK([.C37])); NOT(ISBLANK([.H36]))); [.H36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1"/>
          <table:table-cell/>
          <table:table-cell table:style-name="ce17" table:content-validation-name="val1" table:formula="of:=IFERROR(IF(INDEX([experiments.$A:.$A] ; MATCH(TRIM([.D38]) ; TRIM([experiments.$B:.$B]) ; 0)) = 0; &quot;&quot;; INDEX([experiments.$A:.$A] ; MATCH(TRIM([.D38]) ; TRIM([experiments.$B:.$B]) ; 0))) ; &quot;&quot;)">
            <text:p/>
          </table:table-cell>
          <table:table-cell/>
          <table:table-cell table:style-name="ce19" table:content-validation-name="val2" table:formula="of:=IF(LEN([.A38])&gt;0; &#10;       [.A38]; &#10;       IF( AND(NOT(ISBLANK([.C38])); AND(LEN([.B38])&gt;0; [.B38]&gt;0)); &#10;             TEXT(DATEVALUE(LEFT([.H37]; 10)) + TIMEVALUE(MID([.H37]; 12; 12)) + [.B38]/(86400); &#10;             &quot;YYYY-MM-DD&quot;&quot;T&quot;&quot;HH:MM:SS&quot;);&#10;             IF(AND(NOT(ISBLANK([.C38])); NOT(ISBLANK([.H37]))); [.H37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1"/>
          <table:table-cell/>
          <table:table-cell table:style-name="ce17" table:content-validation-name="val1" table:formula="of:=IFERROR(IF(INDEX([experiments.$A:.$A] ; MATCH(TRIM([.D39]) ; TRIM([experiments.$B:.$B]) ; 0)) = 0; &quot;&quot;; INDEX([experiments.$A:.$A] ; MATCH(TRIM([.D39]) ; TRIM([experiments.$B:.$B]) ; 0))) ; &quot;&quot;)">
            <text:p/>
          </table:table-cell>
          <table:table-cell/>
          <table:table-cell table:style-name="ce19" table:content-validation-name="val2" table:formula="of:=IF(LEN([.A39])&gt;0; &#10;       [.A39]; &#10;       IF( AND(NOT(ISBLANK([.C39])); AND(LEN([.B39])&gt;0; [.B39]&gt;0)); &#10;             TEXT(DATEVALUE(LEFT([.H38]; 10)) + TIMEVALUE(MID([.H38]; 12; 12)) + [.B39]/(86400); &#10;             &quot;YYYY-MM-DD&quot;&quot;T&quot;&quot;HH:MM:SS&quot;);&#10;             IF(AND(NOT(ISBLANK([.C39])); NOT(ISBLANK([.H38]))); [.H38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1"/>
          <table:table-cell/>
          <table:table-cell table:style-name="ce17" table:content-validation-name="val1" table:formula="of:=IFERROR(IF(INDEX([experiments.$A:.$A] ; MATCH(TRIM([.D40]) ; TRIM([experiments.$B:.$B]) ; 0)) = 0; &quot;&quot;; INDEX([experiments.$A:.$A] ; MATCH(TRIM([.D40]) ; TRIM([experiments.$B:.$B]) ; 0))) ; &quot;&quot;)">
            <text:p/>
          </table:table-cell>
          <table:table-cell/>
          <table:table-cell table:style-name="ce19" table:content-validation-name="val2" table:formula="of:=IF(LEN([.A40])&gt;0; &#10;       [.A40]; &#10;       IF( AND(NOT(ISBLANK([.C40])); AND(LEN([.B40])&gt;0; [.B40]&gt;0)); &#10;             TEXT(DATEVALUE(LEFT([.H39]; 10)) + TIMEVALUE(MID([.H39]; 12; 12)) + [.B40]/(86400); &#10;             &quot;YYYY-MM-DD&quot;&quot;T&quot;&quot;HH:MM:SS&quot;);&#10;             IF(AND(NOT(ISBLANK([.C40])); NOT(ISBLANK([.H39]))); [.H39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1"/>
          <table:table-cell/>
          <table:table-cell table:style-name="ce17" table:content-validation-name="val1" table:formula="of:=IFERROR(IF(INDEX([experiments.$A:.$A] ; MATCH(TRIM([.D41]) ; TRIM([experiments.$B:.$B]) ; 0)) = 0; &quot;&quot;; INDEX([experiments.$A:.$A] ; MATCH(TRIM([.D41]) ; TRIM([experiments.$B:.$B]) ; 0))) ; &quot;&quot;)">
            <text:p/>
          </table:table-cell>
          <table:table-cell/>
          <table:table-cell table:style-name="ce19" table:content-validation-name="val2" table:formula="of:=IF(LEN([.A41])&gt;0; &#10;       [.A41]; &#10;       IF( AND(NOT(ISBLANK([.C41])); AND(LEN([.B41])&gt;0; [.B41]&gt;0)); &#10;             TEXT(DATEVALUE(LEFT([.H40]; 10)) + TIMEVALUE(MID([.H40]; 12; 12)) + [.B41]/(86400); &#10;             &quot;YYYY-MM-DD&quot;&quot;T&quot;&quot;HH:MM:SS&quot;);&#10;             IF(AND(NOT(ISBLANK([.C41])); NOT(ISBLANK([.H40]))); [.H40]; &quot;&quot;)&#10;       ))">
            <text:p/>
          </table:table-cell>
        </table:table-row>
        <table:table-row table:style-name="ro1">
          <table:table-cell/>
          <table:table-cell table:style-name="ce12" table:content-validation-name="val2"/>
          <table:table-cell table:style-name="ce14" table:content-validation-name="val3"/>
          <table:table-cell table:content-validation-name="val1"/>
          <table:table-cell/>
          <table:table-cell table:style-name="ce17" table:content-validation-name="val1" table:formula="of:=IFERROR(IF(INDEX([experiments.$A:.$A] ; MATCH(TRIM([.D42]) ; TRIM([experiments.$B:.$B]) ; 0)) = 0; &quot;&quot;; INDEX([experiments.$A:.$A] ; MATCH(TRIM([.D42]) ; TRIM([experiments.$B:.$B]) ; 0))) ; &quot;&quot;)">
            <text:p/>
          </table:table-cell>
          <table:table-cell/>
          <table:table-cell table:style-name="ce19" table:content-validation-name="val2" table:formula="of:=IF(LEN([.A42])&gt;0; &#10;       [.A42]; &#10;       IF( AND(NOT(ISBLANK([.C42])); AND(LEN([.B42])&gt;0; [.B42]&gt;0)); &#10;             TEXT(DATEVALUE(LEFT([.H41]; 10)) + TIMEVALUE(MID([.H41]; 12; 12)) + [.B42]/(86400); &#10;             &quot;YYYY-MM-DD&quot;&quot;T&quot;&quot;HH:MM:SS&quot;);&#10;             IF(AND(NOT(ISBLANK([.C42])); NOT(ISBLANK([.H41]))); [.H41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style-name="ce17" table:content-validation-name="val1" table:formula="of:=IFERROR(IF(INDEX([experiments.$A:.$A] ; MATCH(TRIM([.D43]) ; TRIM([experiments.$B:.$B]) ; 0)) = 0; &quot;&quot;; INDEX([experiments.$A:.$A] ; MATCH(TRIM([.D43]) ; TRIM([experiments.$B:.$B]) ; 0))) ; &quot;&quot;)">
            <text:p/>
          </table:table-cell>
          <table:table-cell/>
          <table:table-cell table:style-name="ce19" table:content-validation-name="val2" table:formula="of:=IF(LEN([.A43])&gt;0; &#10;       [.A43]; &#10;       IF( AND(NOT(ISBLANK([.C43])); AND(LEN([.B43])&gt;0; [.B43]&gt;0)); &#10;             TEXT(DATEVALUE(LEFT([.H42]; 10)) + TIMEVALUE(MID([.H42]; 12; 12)) + [.B43]/(86400); &#10;             &quot;YYYY-MM-DD&quot;&quot;T&quot;&quot;HH:MM:SS&quot;);&#10;             IF(AND(NOT(ISBLANK([.C43])); NOT(ISBLANK([.H42]))); [.H42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style-name="ce17" table:content-validation-name="val1" table:formula="of:=IFERROR(IF(INDEX([experiments.$A:.$A] ; MATCH(TRIM([.D44]) ; TRIM([experiments.$B:.$B]) ; 0)) = 0; &quot;&quot;; INDEX([experiments.$A:.$A] ; MATCH(TRIM([.D44]) ; TRIM([experiments.$B:.$B]) ; 0))) ; &quot;&quot;)">
            <text:p/>
          </table:table-cell>
          <table:table-cell/>
          <table:table-cell table:style-name="ce19" table:content-validation-name="val2" table:formula="of:=IF(LEN([.A44])&gt;0; &#10;       [.A44]; &#10;       IF( AND(NOT(ISBLANK([.C44])); AND(LEN([.B44])&gt;0; [.B44]&gt;0)); &#10;             TEXT(DATEVALUE(LEFT([.H43]; 10)) + TIMEVALUE(MID([.H43]; 12; 12)) + [.B44]/(86400); &#10;             &quot;YYYY-MM-DD&quot;&quot;T&quot;&quot;HH:MM:SS&quot;);&#10;             IF(AND(NOT(ISBLANK([.C44])); NOT(ISBLANK([.H43]))); [.H43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style-name="ce17" table:content-validation-name="val1" table:formula="of:=IFERROR(IF(INDEX([experiments.$A:.$A] ; MATCH(TRIM([.D45]) ; TRIM([experiments.$B:.$B]) ; 0)) = 0; &quot;&quot;; INDEX([experiments.$A:.$A] ; MATCH(TRIM([.D45]) ; TRIM([experiments.$B:.$B]) ; 0))) ; &quot;&quot;)">
            <text:p/>
          </table:table-cell>
          <table:table-cell/>
          <table:table-cell table:style-name="ce19" table:content-validation-name="val2" table:formula="of:=IF(LEN([.A45])&gt;0; &#10;       [.A45]; &#10;       IF( AND(NOT(ISBLANK([.C45])); AND(LEN([.B45])&gt;0; [.B45]&gt;0)); &#10;             TEXT(DATEVALUE(LEFT([.H44]; 10)) + TIMEVALUE(MID([.H44]; 12; 12)) + [.B45]/(86400); &#10;             &quot;YYYY-MM-DD&quot;&quot;T&quot;&quot;HH:MM:SS&quot;);&#10;             IF(AND(NOT(ISBLANK([.C45])); NOT(ISBLANK([.H44]))); [.H44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style-name="ce17" table:content-validation-name="val1" table:formula="of:=IFERROR(IF(INDEX([experiments.$A:.$A] ; MATCH(TRIM([.D46]) ; TRIM([experiments.$B:.$B]) ; 0)) = 0; &quot;&quot;; INDEX([experiments.$A:.$A] ; MATCH(TRIM([.D46]) ; TRIM([experiments.$B:.$B]) ; 0))) ; &quot;&quot;)">
            <text:p/>
          </table:table-cell>
          <table:table-cell/>
          <table:table-cell table:style-name="ce19" table:content-validation-name="val2" table:formula="of:=IF(LEN([.A46])&gt;0; &#10;       [.A46]; &#10;       IF( AND(NOT(ISBLANK([.C46])); AND(LEN([.B46])&gt;0; [.B46]&gt;0)); &#10;             TEXT(DATEVALUE(LEFT([.H45]; 10)) + TIMEVALUE(MID([.H45]; 12; 12)) + [.B46]/(86400); &#10;             &quot;YYYY-MM-DD&quot;&quot;T&quot;&quot;HH:MM:SS&quot;);&#10;             IF(AND(NOT(ISBLANK([.C46])); NOT(ISBLANK([.H45]))); [.H45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style-name="ce17" table:content-validation-name="val1" table:formula="of:=IFERROR(IF(INDEX([experiments.$A:.$A] ; MATCH(TRIM([.D47]) ; TRIM([experiments.$B:.$B]) ; 0)) = 0; &quot;&quot;; INDEX([experiments.$A:.$A] ; MATCH(TRIM([.D47]) ; TRIM([experiments.$B:.$B]) ; 0))) ; &quot;&quot;)">
            <text:p/>
          </table:table-cell>
          <table:table-cell/>
          <table:table-cell table:style-name="ce19" table:content-validation-name="val2" table:formula="of:=IF(LEN([.A47])&gt;0; &#10;       [.A47]; &#10;       IF( AND(NOT(ISBLANK([.C47])); AND(LEN([.B47])&gt;0; [.B47]&gt;0)); &#10;             TEXT(DATEVALUE(LEFT([.H46]; 10)) + TIMEVALUE(MID([.H46]; 12; 12)) + [.B47]/(86400); &#10;             &quot;YYYY-MM-DD&quot;&quot;T&quot;&quot;HH:MM:SS&quot;);&#10;             IF(AND(NOT(ISBLANK([.C47])); NOT(ISBLANK([.H46]))); [.H46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48])&gt;0; &#10;       [.A48]; &#10;       IF( AND(NOT(ISBLANK([.C48])); AND(LEN([.B48])&gt;0; [.B48]&gt;0)); &#10;             TEXT(DATEVALUE(LEFT([.H47]; 10)) + TIMEVALUE(MID([.H47]; 12; 12)) + [.B48]/(86400); &#10;             &quot;YYYY-MM-DD&quot;&quot;T&quot;&quot;HH:MM:SS&quot;);&#10;             IF(AND(NOT(ISBLANK([.C48])); NOT(ISBLANK([.H47]))); [.H47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49])&gt;0; &#10;       [.A49]; &#10;       IF( AND(NOT(ISBLANK([.C49])); AND(LEN([.B49])&gt;0; [.B49]&gt;0)); &#10;             TEXT(DATEVALUE(LEFT([.H48]; 10)) + TIMEVALUE(MID([.H48]; 12; 12)) + [.B49]/(86400); &#10;             &quot;YYYY-MM-DD&quot;&quot;T&quot;&quot;HH:MM:SS&quot;);&#10;             IF(AND(NOT(ISBLANK([.C49])); NOT(ISBLANK([.H48]))); [.H48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50])&gt;0; &#10;       [.A50]; &#10;       IF( AND(NOT(ISBLANK([.C50])); AND(LEN([.B50])&gt;0; [.B50]&gt;0)); &#10;             TEXT(DATEVALUE(LEFT([.H49]; 10)) + TIMEVALUE(MID([.H49]; 12; 12)) + [.B50]/(86400); &#10;             &quot;YYYY-MM-DD&quot;&quot;T&quot;&quot;HH:MM:SS&quot;);&#10;             IF(AND(NOT(ISBLANK([.C50])); NOT(ISBLANK([.H49]))); [.H49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51])&gt;0; &#10;       [.A51]; &#10;       IF( AND(NOT(ISBLANK([.C51])); AND(LEN([.B51])&gt;0; [.B51]&gt;0)); &#10;             TEXT(DATEVALUE(LEFT([.H50]; 10)) + TIMEVALUE(MID([.H50]; 12; 12)) + [.B51]/(86400); &#10;             &quot;YYYY-MM-DD&quot;&quot;T&quot;&quot;HH:MM:SS&quot;);&#10;             IF(AND(NOT(ISBLANK([.C51])); NOT(ISBLANK([.H50]))); [.H50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52])&gt;0; &#10;       [.A52]; &#10;       IF( AND(NOT(ISBLANK([.C52])); AND(LEN([.B52])&gt;0; [.B52]&gt;0)); &#10;             TEXT(DATEVALUE(LEFT([.H51]; 10)) + TIMEVALUE(MID([.H51]; 12; 12)) + [.B52]/(86400); &#10;             &quot;YYYY-MM-DD&quot;&quot;T&quot;&quot;HH:MM:SS&quot;);&#10;             IF(AND(NOT(ISBLANK([.C52])); NOT(ISBLANK([.H51]))); [.H51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53])&gt;0; &#10;       [.A53]; &#10;       IF( AND(NOT(ISBLANK([.C53])); AND(LEN([.B53])&gt;0; [.B53]&gt;0)); &#10;             TEXT(DATEVALUE(LEFT([.H52]; 10)) + TIMEVALUE(MID([.H52]; 12; 12)) + [.B53]/(86400); &#10;             &quot;YYYY-MM-DD&quot;&quot;T&quot;&quot;HH:MM:SS&quot;);&#10;             IF(AND(NOT(ISBLANK([.C53])); NOT(ISBLANK([.H52]))); [.H52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54])&gt;0; &#10;       [.A54]; &#10;       IF( AND(NOT(ISBLANK([.C54])); AND(LEN([.B54])&gt;0; [.B54]&gt;0)); &#10;             TEXT(DATEVALUE(LEFT([.H53]; 10)) + TIMEVALUE(MID([.H53]; 12; 12)) + [.B54]/(86400); &#10;             &quot;YYYY-MM-DD&quot;&quot;T&quot;&quot;HH:MM:SS&quot;);&#10;             IF(AND(NOT(ISBLANK([.C54])); NOT(ISBLANK([.H53]))); [.H53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55])&gt;0; &#10;       [.A55]; &#10;       IF( AND(NOT(ISBLANK([.C55])); AND(LEN([.B55])&gt;0; [.B55]&gt;0)); &#10;             TEXT(DATEVALUE(LEFT([.H54]; 10)) + TIMEVALUE(MID([.H54]; 12; 12)) + [.B55]/(86400); &#10;             &quot;YYYY-MM-DD&quot;&quot;T&quot;&quot;HH:MM:SS&quot;);&#10;             IF(AND(NOT(ISBLANK([.C55])); NOT(ISBLANK([.H54]))); [.H54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56])&gt;0; &#10;       [.A56]; &#10;       IF( AND(NOT(ISBLANK([.C56])); AND(LEN([.B56])&gt;0; [.B56]&gt;0)); &#10;             TEXT(DATEVALUE(LEFT([.H55]; 10)) + TIMEVALUE(MID([.H55]; 12; 12)) + [.B56]/(86400); &#10;             &quot;YYYY-MM-DD&quot;&quot;T&quot;&quot;HH:MM:SS&quot;);&#10;             IF(AND(NOT(ISBLANK([.C56])); NOT(ISBLANK([.H55]))); [.H55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57])&gt;0; &#10;       [.A57]; &#10;       IF( AND(NOT(ISBLANK([.C57])); AND(LEN([.B57])&gt;0; [.B57]&gt;0)); &#10;             TEXT(DATEVALUE(LEFT([.H56]; 10)) + TIMEVALUE(MID([.H56]; 12; 12)) + [.B57]/(86400); &#10;             &quot;YYYY-MM-DD&quot;&quot;T&quot;&quot;HH:MM:SS&quot;);&#10;             IF(AND(NOT(ISBLANK([.C57])); NOT(ISBLANK([.H56]))); [.H56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58])&gt;0; &#10;       [.A58]; &#10;       IF( AND(NOT(ISBLANK([.C58])); AND(LEN([.B58])&gt;0; [.B58]&gt;0)); &#10;             TEXT(DATEVALUE(LEFT([.H57]; 10)) + TIMEVALUE(MID([.H57]; 12; 12)) + [.B58]/(86400); &#10;             &quot;YYYY-MM-DD&quot;&quot;T&quot;&quot;HH:MM:SS&quot;);&#10;             IF(AND(NOT(ISBLANK([.C58])); NOT(ISBLANK([.H57]))); [.H57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59])&gt;0; &#10;       [.A59]; &#10;       IF( AND(NOT(ISBLANK([.C59])); AND(LEN([.B59])&gt;0; [.B59]&gt;0)); &#10;             TEXT(DATEVALUE(LEFT([.H58]; 10)) + TIMEVALUE(MID([.H58]; 12; 12)) + [.B59]/(86400); &#10;             &quot;YYYY-MM-DD&quot;&quot;T&quot;&quot;HH:MM:SS&quot;);&#10;             IF(AND(NOT(ISBLANK([.C59])); NOT(ISBLANK([.H58]))); [.H58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60])&gt;0; &#10;       [.A60]; &#10;       IF( AND(NOT(ISBLANK([.C60])); AND(LEN([.B60])&gt;0; [.B60]&gt;0)); &#10;             TEXT(DATEVALUE(LEFT([.H59]; 10)) + TIMEVALUE(MID([.H59]; 12; 12)) + [.B60]/(86400); &#10;             &quot;YYYY-MM-DD&quot;&quot;T&quot;&quot;HH:MM:SS&quot;);&#10;             IF(AND(NOT(ISBLANK([.C60])); NOT(ISBLANK([.H59]))); [.H59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61])&gt;0; &#10;       [.A61]; &#10;       IF( AND(NOT(ISBLANK([.C61])); AND(LEN([.B61])&gt;0; [.B61]&gt;0)); &#10;             TEXT(DATEVALUE(LEFT([.H60]; 10)) + TIMEVALUE(MID([.H60]; 12; 12)) + [.B61]/(86400); &#10;             &quot;YYYY-MM-DD&quot;&quot;T&quot;&quot;HH:MM:SS&quot;);&#10;             IF(AND(NOT(ISBLANK([.C61])); NOT(ISBLANK([.H60]))); [.H60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62])&gt;0; &#10;       [.A62]; &#10;       IF( AND(NOT(ISBLANK([.C62])); AND(LEN([.B62])&gt;0; [.B62]&gt;0)); &#10;             TEXT(DATEVALUE(LEFT([.H61]; 10)) + TIMEVALUE(MID([.H61]; 12; 12)) + [.B62]/(86400); &#10;             &quot;YYYY-MM-DD&quot;&quot;T&quot;&quot;HH:MM:SS&quot;);&#10;             IF(AND(NOT(ISBLANK([.C62])); NOT(ISBLANK([.H61]))); [.H61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63])&gt;0; &#10;       [.A63]; &#10;       IF( AND(NOT(ISBLANK([.C63])); AND(LEN([.B63])&gt;0; [.B63]&gt;0)); &#10;             TEXT(DATEVALUE(LEFT([.H62]; 10)) + TIMEVALUE(MID([.H62]; 12; 12)) + [.B63]/(86400); &#10;             &quot;YYYY-MM-DD&quot;&quot;T&quot;&quot;HH:MM:SS&quot;);&#10;             IF(AND(NOT(ISBLANK([.C63])); NOT(ISBLANK([.H62]))); [.H62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64])&gt;0; &#10;       [.A64]; &#10;       IF( AND(NOT(ISBLANK([.C64])); AND(LEN([.B64])&gt;0; [.B64]&gt;0)); &#10;             TEXT(DATEVALUE(LEFT([.H63]; 10)) + TIMEVALUE(MID([.H63]; 12; 12)) + [.B64]/(86400); &#10;             &quot;YYYY-MM-DD&quot;&quot;T&quot;&quot;HH:MM:SS&quot;);&#10;             IF(AND(NOT(ISBLANK([.C64])); NOT(ISBLANK([.H63]))); [.H63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65])&gt;0; &#10;       [.A65]; &#10;       IF( AND(NOT(ISBLANK([.C65])); AND(LEN([.B65])&gt;0; [.B65]&gt;0)); &#10;             TEXT(DATEVALUE(LEFT([.H64]; 10)) + TIMEVALUE(MID([.H64]; 12; 12)) + [.B65]/(86400); &#10;             &quot;YYYY-MM-DD&quot;&quot;T&quot;&quot;HH:MM:SS&quot;);&#10;             IF(AND(NOT(ISBLANK([.C65])); NOT(ISBLANK([.H64]))); [.H64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66])&gt;0; &#10;       [.A66]; &#10;       IF( AND(NOT(ISBLANK([.C66])); AND(LEN([.B66])&gt;0; [.B66]&gt;0)); &#10;             TEXT(DATEVALUE(LEFT([.H65]; 10)) + TIMEVALUE(MID([.H65]; 12; 12)) + [.B66]/(86400); &#10;             &quot;YYYY-MM-DD&quot;&quot;T&quot;&quot;HH:MM:SS&quot;);&#10;             IF(AND(NOT(ISBLANK([.C66])); NOT(ISBLANK([.H65]))); [.H65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67])&gt;0; &#10;       [.A67]; &#10;       IF( AND(NOT(ISBLANK([.C67])); AND(LEN([.B67])&gt;0; [.B67]&gt;0)); &#10;             TEXT(DATEVALUE(LEFT([.H66]; 10)) + TIMEVALUE(MID([.H66]; 12; 12)) + [.B67]/(86400); &#10;             &quot;YYYY-MM-DD&quot;&quot;T&quot;&quot;HH:MM:SS&quot;);&#10;             IF(AND(NOT(ISBLANK([.C67])); NOT(ISBLANK([.H66]))); [.H66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68])&gt;0; &#10;       [.A68]; &#10;       IF( AND(NOT(ISBLANK([.C68])); AND(LEN([.B68])&gt;0; [.B68]&gt;0)); &#10;             TEXT(DATEVALUE(LEFT([.H67]; 10)) + TIMEVALUE(MID([.H67]; 12; 12)) + [.B68]/(86400); &#10;             &quot;YYYY-MM-DD&quot;&quot;T&quot;&quot;HH:MM:SS&quot;);&#10;             IF(AND(NOT(ISBLANK([.C68])); NOT(ISBLANK([.H67]))); [.H67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69])&gt;0; &#10;       [.A69]; &#10;       IF( AND(NOT(ISBLANK([.C69])); AND(LEN([.B69])&gt;0; [.B69]&gt;0)); &#10;             TEXT(DATEVALUE(LEFT([.H68]; 10)) + TIMEVALUE(MID([.H68]; 12; 12)) + [.B69]/(86400); &#10;             &quot;YYYY-MM-DD&quot;&quot;T&quot;&quot;HH:MM:SS&quot;);&#10;             IF(AND(NOT(ISBLANK([.C69])); NOT(ISBLANK([.H68]))); [.H68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70])&gt;0; &#10;       [.A70]; &#10;       IF( AND(NOT(ISBLANK([.C70])); AND(LEN([.B70])&gt;0; [.B70]&gt;0)); &#10;             TEXT(DATEVALUE(LEFT([.H69]; 10)) + TIMEVALUE(MID([.H69]; 12; 12)) + [.B70]/(86400); &#10;             &quot;YYYY-MM-DD&quot;&quot;T&quot;&quot;HH:MM:SS&quot;);&#10;             IF(AND(NOT(ISBLANK([.C70])); NOT(ISBLANK([.H69]))); [.H69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71])&gt;0; &#10;       [.A71]; &#10;       IF( AND(NOT(ISBLANK([.C71])); AND(LEN([.B71])&gt;0; [.B71]&gt;0)); &#10;             TEXT(DATEVALUE(LEFT([.H70]; 10)) + TIMEVALUE(MID([.H70]; 12; 12)) + [.B71]/(86400); &#10;             &quot;YYYY-MM-DD&quot;&quot;T&quot;&quot;HH:MM:SS&quot;);&#10;             IF(AND(NOT(ISBLANK([.C71])); NOT(ISBLANK([.H70]))); [.H70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72])&gt;0; &#10;       [.A72]; &#10;       IF( AND(NOT(ISBLANK([.C72])); AND(LEN([.B72])&gt;0; [.B72]&gt;0)); &#10;             TEXT(DATEVALUE(LEFT([.H71]; 10)) + TIMEVALUE(MID([.H71]; 12; 12)) + [.B72]/(86400); &#10;             &quot;YYYY-MM-DD&quot;&quot;T&quot;&quot;HH:MM:SS&quot;);&#10;             IF(AND(NOT(ISBLANK([.C72])); NOT(ISBLANK([.H71]))); [.H71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73])&gt;0; &#10;       [.A73]; &#10;       IF( AND(NOT(ISBLANK([.C73])); AND(LEN([.B73])&gt;0; [.B73]&gt;0)); &#10;             TEXT(DATEVALUE(LEFT([.H72]; 10)) + TIMEVALUE(MID([.H72]; 12; 12)) + [.B73]/(86400); &#10;             &quot;YYYY-MM-DD&quot;&quot;T&quot;&quot;HH:MM:SS&quot;);&#10;             IF(AND(NOT(ISBLANK([.C73])); NOT(ISBLANK([.H72]))); [.H72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74])&gt;0; &#10;       [.A74]; &#10;       IF( AND(NOT(ISBLANK([.C74])); AND(LEN([.B74])&gt;0; [.B74]&gt;0)); &#10;             TEXT(DATEVALUE(LEFT([.H73]; 10)) + TIMEVALUE(MID([.H73]; 12; 12)) + [.B74]/(86400); &#10;             &quot;YYYY-MM-DD&quot;&quot;T&quot;&quot;HH:MM:SS&quot;);&#10;             IF(AND(NOT(ISBLANK([.C74])); NOT(ISBLANK([.H73]))); [.H73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75])&gt;0; &#10;       [.A75]; &#10;       IF( AND(NOT(ISBLANK([.C75])); AND(LEN([.B75])&gt;0; [.B75]&gt;0)); &#10;             TEXT(DATEVALUE(LEFT([.H74]; 10)) + TIMEVALUE(MID([.H74]; 12; 12)) + [.B75]/(86400); &#10;             &quot;YYYY-MM-DD&quot;&quot;T&quot;&quot;HH:MM:SS&quot;);&#10;             IF(AND(NOT(ISBLANK([.C75])); NOT(ISBLANK([.H74]))); [.H74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76])&gt;0; &#10;       [.A76]; &#10;       IF( AND(NOT(ISBLANK([.C76])); AND(LEN([.B76])&gt;0; [.B76]&gt;0)); &#10;             TEXT(DATEVALUE(LEFT([.H75]; 10)) + TIMEVALUE(MID([.H75]; 12; 12)) + [.B76]/(86400); &#10;             &quot;YYYY-MM-DD&quot;&quot;T&quot;&quot;HH:MM:SS&quot;);&#10;             IF(AND(NOT(ISBLANK([.C76])); NOT(ISBLANK([.H75]))); [.H75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77])&gt;0; &#10;       [.A77]; &#10;       IF( AND(NOT(ISBLANK([.C77])); AND(LEN([.B77])&gt;0; [.B77]&gt;0)); &#10;             TEXT(DATEVALUE(LEFT([.H76]; 10)) + TIMEVALUE(MID([.H76]; 12; 12)) + [.B77]/(86400); &#10;             &quot;YYYY-MM-DD&quot;&quot;T&quot;&quot;HH:MM:SS&quot;);&#10;             IF(AND(NOT(ISBLANK([.C77])); NOT(ISBLANK([.H76]))); [.H76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78])&gt;0; &#10;       [.A78]; &#10;       IF( AND(NOT(ISBLANK([.C78])); AND(LEN([.B78])&gt;0; [.B78]&gt;0)); &#10;             TEXT(DATEVALUE(LEFT([.H77]; 10)) + TIMEVALUE(MID([.H77]; 12; 12)) + [.B78]/(86400); &#10;             &quot;YYYY-MM-DD&quot;&quot;T&quot;&quot;HH:MM:SS&quot;);&#10;             IF(AND(NOT(ISBLANK([.C78])); NOT(ISBLANK([.H77]))); [.H77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79])&gt;0; &#10;       [.A79]; &#10;       IF( AND(NOT(ISBLANK([.C79])); AND(LEN([.B79])&gt;0; [.B79]&gt;0)); &#10;             TEXT(DATEVALUE(LEFT([.H78]; 10)) + TIMEVALUE(MID([.H78]; 12; 12)) + [.B79]/(86400); &#10;             &quot;YYYY-MM-DD&quot;&quot;T&quot;&quot;HH:MM:SS&quot;);&#10;             IF(AND(NOT(ISBLANK([.C79])); NOT(ISBLANK([.H78]))); [.H78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80])&gt;0; &#10;       [.A80]; &#10;       IF( AND(NOT(ISBLANK([.C80])); AND(LEN([.B80])&gt;0; [.B80]&gt;0)); &#10;             TEXT(DATEVALUE(LEFT([.H79]; 10)) + TIMEVALUE(MID([.H79]; 12; 12)) + [.B80]/(86400); &#10;             &quot;YYYY-MM-DD&quot;&quot;T&quot;&quot;HH:MM:SS&quot;);&#10;             IF(AND(NOT(ISBLANK([.C80])); NOT(ISBLANK([.H79]))); [.H79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81])&gt;0; &#10;       [.A81]; &#10;       IF( AND(NOT(ISBLANK([.C81])); AND(LEN([.B81])&gt;0; [.B81]&gt;0)); &#10;             TEXT(DATEVALUE(LEFT([.H80]; 10)) + TIMEVALUE(MID([.H80]; 12; 12)) + [.B81]/(86400); &#10;             &quot;YYYY-MM-DD&quot;&quot;T&quot;&quot;HH:MM:SS&quot;);&#10;             IF(AND(NOT(ISBLANK([.C81])); NOT(ISBLANK([.H80]))); [.H80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82])&gt;0; &#10;       [.A82]; &#10;       IF( AND(NOT(ISBLANK([.C82])); AND(LEN([.B82])&gt;0; [.B82]&gt;0)); &#10;             TEXT(DATEVALUE(LEFT([.H81]; 10)) + TIMEVALUE(MID([.H81]; 12; 12)) + [.B82]/(86400); &#10;             &quot;YYYY-MM-DD&quot;&quot;T&quot;&quot;HH:MM:SS&quot;);&#10;             IF(AND(NOT(ISBLANK([.C82])); NOT(ISBLANK([.H81]))); [.H81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83])&gt;0; &#10;       [.A83]; &#10;       IF( AND(NOT(ISBLANK([.C83])); AND(LEN([.B83])&gt;0; [.B83]&gt;0)); &#10;             TEXT(DATEVALUE(LEFT([.H82]; 10)) + TIMEVALUE(MID([.H82]; 12; 12)) + [.B83]/(86400); &#10;             &quot;YYYY-MM-DD&quot;&quot;T&quot;&quot;HH:MM:SS&quot;);&#10;             IF(AND(NOT(ISBLANK([.C83])); NOT(ISBLANK([.H82]))); [.H82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84])&gt;0; &#10;       [.A84]; &#10;       IF( AND(NOT(ISBLANK([.C84])); AND(LEN([.B84])&gt;0; [.B84]&gt;0)); &#10;             TEXT(DATEVALUE(LEFT([.H83]; 10)) + TIMEVALUE(MID([.H83]; 12; 12)) + [.B84]/(86400); &#10;             &quot;YYYY-MM-DD&quot;&quot;T&quot;&quot;HH:MM:SS&quot;);&#10;             IF(AND(NOT(ISBLANK([.C84])); NOT(ISBLANK([.H83]))); [.H83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85])&gt;0; &#10;       [.A85]; &#10;       IF( AND(NOT(ISBLANK([.C85])); AND(LEN([.B85])&gt;0; [.B85]&gt;0)); &#10;             TEXT(DATEVALUE(LEFT([.H84]; 10)) + TIMEVALUE(MID([.H84]; 12; 12)) + [.B85]/(86400); &#10;             &quot;YYYY-MM-DD&quot;&quot;T&quot;&quot;HH:MM:SS&quot;);&#10;             IF(AND(NOT(ISBLANK([.C85])); NOT(ISBLANK([.H84]))); [.H84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86])&gt;0; &#10;       [.A86]; &#10;       IF( AND(NOT(ISBLANK([.C86])); AND(LEN([.B86])&gt;0; [.B86]&gt;0)); &#10;             TEXT(DATEVALUE(LEFT([.H85]; 10)) + TIMEVALUE(MID([.H85]; 12; 12)) + [.B86]/(86400); &#10;             &quot;YYYY-MM-DD&quot;&quot;T&quot;&quot;HH:MM:SS&quot;);&#10;             IF(AND(NOT(ISBLANK([.C86])); NOT(ISBLANK([.H85]))); [.H85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87])&gt;0; &#10;       [.A87]; &#10;       IF( AND(NOT(ISBLANK([.C87])); AND(LEN([.B87])&gt;0; [.B87]&gt;0)); &#10;             TEXT(DATEVALUE(LEFT([.H86]; 10)) + TIMEVALUE(MID([.H86]; 12; 12)) + [.B87]/(86400); &#10;             &quot;YYYY-MM-DD&quot;&quot;T&quot;&quot;HH:MM:SS&quot;);&#10;             IF(AND(NOT(ISBLANK([.C87])); NOT(ISBLANK([.H86]))); [.H86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88])&gt;0; &#10;       [.A88]; &#10;       IF( AND(NOT(ISBLANK([.C88])); AND(LEN([.B88])&gt;0; [.B88]&gt;0)); &#10;             TEXT(DATEVALUE(LEFT([.H87]; 10)) + TIMEVALUE(MID([.H87]; 12; 12)) + [.B88]/(86400); &#10;             &quot;YYYY-MM-DD&quot;&quot;T&quot;&quot;HH:MM:SS&quot;);&#10;             IF(AND(NOT(ISBLANK([.C88])); NOT(ISBLANK([.H87]))); [.H87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89])&gt;0; &#10;       [.A89]; &#10;       IF( AND(NOT(ISBLANK([.C89])); AND(LEN([.B89])&gt;0; [.B89]&gt;0)); &#10;             TEXT(DATEVALUE(LEFT([.H88]; 10)) + TIMEVALUE(MID([.H88]; 12; 12)) + [.B89]/(86400); &#10;             &quot;YYYY-MM-DD&quot;&quot;T&quot;&quot;HH:MM:SS&quot;);&#10;             IF(AND(NOT(ISBLANK([.C89])); NOT(ISBLANK([.H88]))); [.H88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90])&gt;0; &#10;       [.A90]; &#10;       IF( AND(NOT(ISBLANK([.C90])); AND(LEN([.B90])&gt;0; [.B90]&gt;0)); &#10;             TEXT(DATEVALUE(LEFT([.H89]; 10)) + TIMEVALUE(MID([.H89]; 12; 12)) + [.B90]/(86400); &#10;             &quot;YYYY-MM-DD&quot;&quot;T&quot;&quot;HH:MM:SS&quot;);&#10;             IF(AND(NOT(ISBLANK([.C90])); NOT(ISBLANK([.H89]))); [.H89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91])&gt;0; &#10;       [.A91]; &#10;       IF( AND(NOT(ISBLANK([.C91])); AND(LEN([.B91])&gt;0; [.B91]&gt;0)); &#10;             TEXT(DATEVALUE(LEFT([.H90]; 10)) + TIMEVALUE(MID([.H90]; 12; 12)) + [.B91]/(86400); &#10;             &quot;YYYY-MM-DD&quot;&quot;T&quot;&quot;HH:MM:SS&quot;);&#10;             IF(AND(NOT(ISBLANK([.C91])); NOT(ISBLANK([.H90]))); [.H90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92])&gt;0; &#10;       [.A92]; &#10;       IF( AND(NOT(ISBLANK([.C92])); AND(LEN([.B92])&gt;0; [.B92]&gt;0)); &#10;             TEXT(DATEVALUE(LEFT([.H91]; 10)) + TIMEVALUE(MID([.H91]; 12; 12)) + [.B92]/(86400); &#10;             &quot;YYYY-MM-DD&quot;&quot;T&quot;&quot;HH:MM:SS&quot;);&#10;             IF(AND(NOT(ISBLANK([.C92])); NOT(ISBLANK([.H91]))); [.H91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93])&gt;0; &#10;       [.A93]; &#10;       IF( AND(NOT(ISBLANK([.C93])); AND(LEN([.B93])&gt;0; [.B93]&gt;0)); &#10;             TEXT(DATEVALUE(LEFT([.H92]; 10)) + TIMEVALUE(MID([.H92]; 12; 12)) + [.B93]/(86400); &#10;             &quot;YYYY-MM-DD&quot;&quot;T&quot;&quot;HH:MM:SS&quot;);&#10;             IF(AND(NOT(ISBLANK([.C93])); NOT(ISBLANK([.H92]))); [.H92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94])&gt;0; &#10;       [.A94]; &#10;       IF( AND(NOT(ISBLANK([.C94])); AND(LEN([.B94])&gt;0; [.B94]&gt;0)); &#10;             TEXT(DATEVALUE(LEFT([.H93]; 10)) + TIMEVALUE(MID([.H93]; 12; 12)) + [.B94]/(86400); &#10;             &quot;YYYY-MM-DD&quot;&quot;T&quot;&quot;HH:MM:SS&quot;);&#10;             IF(AND(NOT(ISBLANK([.C94])); NOT(ISBLANK([.H93]))); [.H93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95])&gt;0; &#10;       [.A95]; &#10;       IF( AND(NOT(ISBLANK([.C95])); AND(LEN([.B95])&gt;0; [.B95]&gt;0)); &#10;             TEXT(DATEVALUE(LEFT([.H94]; 10)) + TIMEVALUE(MID([.H94]; 12; 12)) + [.B95]/(86400); &#10;             &quot;YYYY-MM-DD&quot;&quot;T&quot;&quot;HH:MM:SS&quot;);&#10;             IF(AND(NOT(ISBLANK([.C95])); NOT(ISBLANK([.H94]))); [.H94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96])&gt;0; &#10;       [.A96]; &#10;       IF( AND(NOT(ISBLANK([.C96])); AND(LEN([.B96])&gt;0; [.B96]&gt;0)); &#10;             TEXT(DATEVALUE(LEFT([.H95]; 10)) + TIMEVALUE(MID([.H95]; 12; 12)) + [.B96]/(86400); &#10;             &quot;YYYY-MM-DD&quot;&quot;T&quot;&quot;HH:MM:SS&quot;);&#10;             IF(AND(NOT(ISBLANK([.C96])); NOT(ISBLANK([.H95]))); [.H95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97])&gt;0; &#10;       [.A97]; &#10;       IF( AND(NOT(ISBLANK([.C97])); AND(LEN([.B97])&gt;0; [.B97]&gt;0)); &#10;             TEXT(DATEVALUE(LEFT([.H96]; 10)) + TIMEVALUE(MID([.H96]; 12; 12)) + [.B97]/(86400); &#10;             &quot;YYYY-MM-DD&quot;&quot;T&quot;&quot;HH:MM:SS&quot;);&#10;             IF(AND(NOT(ISBLANK([.C97])); NOT(ISBLANK([.H96]))); [.H96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98])&gt;0; &#10;       [.A98]; &#10;       IF( AND(NOT(ISBLANK([.C98])); AND(LEN([.B98])&gt;0; [.B98]&gt;0)); &#10;             TEXT(DATEVALUE(LEFT([.H97]; 10)) + TIMEVALUE(MID([.H97]; 12; 12)) + [.B98]/(86400); &#10;             &quot;YYYY-MM-DD&quot;&quot;T&quot;&quot;HH:MM:SS&quot;);&#10;             IF(AND(NOT(ISBLANK([.C98])); NOT(ISBLANK([.H97]))); [.H97]; &quot;&quot;)&#10;       ))">
            <text:p/>
          </table:table-cell>
        </table:table-row>
        <table:table-row table:style-name="ro1">
          <table:table-cell table:number-columns-repeated="2"/>
          <table:table-cell table:style-name="ce14"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99])&gt;0; &#10;       [.A99]; &#10;       IF( AND(NOT(ISBLANK([.C99])); AND(LEN([.B99])&gt;0; [.B99]&gt;0)); &#10;             TEXT(DATEVALUE(LEFT([.H98]; 10)) + TIMEVALUE(MID([.H98]; 12; 12)) + [.B99]/(86400); &#10;             &quot;YYYY-MM-DD&quot;&quot;T&quot;&quot;HH:MM:SS&quot;);&#10;             IF(AND(NOT(ISBLANK([.C99])); NOT(ISBLANK([.H98]))); [.H98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00])&gt;0; &#10;       [.A100]; &#10;       IF( AND(NOT(ISBLANK([.C100])); AND(LEN([.B100])&gt;0; [.B100]&gt;0)); &#10;             TEXT(DATEVALUE(LEFT([.H99]; 10)) + TIMEVALUE(MID([.H99]; 12; 12)) + [.B100]/(86400); &#10;             &quot;YYYY-MM-DD&quot;&quot;T&quot;&quot;HH:MM:SS&quot;);&#10;             IF(AND(NOT(ISBLANK([.C100])); NOT(ISBLANK([.H99]))); [.H99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01])&gt;0; &#10;       [.A101]; &#10;       IF( AND(NOT(ISBLANK([.C101])); AND(LEN([.B101])&gt;0; [.B101]&gt;0)); &#10;             TEXT(DATEVALUE(LEFT([.H100]; 10)) + TIMEVALUE(MID([.H100]; 12; 12)) + [.B101]/(86400); &#10;             &quot;YYYY-MM-DD&quot;&quot;T&quot;&quot;HH:MM:SS&quot;);&#10;             IF(AND(NOT(ISBLANK([.C101])); NOT(ISBLANK([.H100]))); [.H100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02])&gt;0; &#10;       [.A102]; &#10;       IF( AND(NOT(ISBLANK([.C102])); AND(LEN([.B102])&gt;0; [.B102]&gt;0)); &#10;             TEXT(DATEVALUE(LEFT([.H101]; 10)) + TIMEVALUE(MID([.H101]; 12; 12)) + [.B102]/(86400); &#10;             &quot;YYYY-MM-DD&quot;&quot;T&quot;&quot;HH:MM:SS&quot;);&#10;             IF(AND(NOT(ISBLANK([.C102])); NOT(ISBLANK([.H101]))); [.H101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03])&gt;0; &#10;       [.A103]; &#10;       IF( AND(NOT(ISBLANK([.C103])); AND(LEN([.B103])&gt;0; [.B103]&gt;0)); &#10;             TEXT(DATEVALUE(LEFT([.H102]; 10)) + TIMEVALUE(MID([.H102]; 12; 12)) + [.B103]/(86400); &#10;             &quot;YYYY-MM-DD&quot;&quot;T&quot;&quot;HH:MM:SS&quot;);&#10;             IF(AND(NOT(ISBLANK([.C103])); NOT(ISBLANK([.H102]))); [.H102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04])&gt;0; &#10;       [.A104]; &#10;       IF( AND(NOT(ISBLANK([.C104])); AND(LEN([.B104])&gt;0; [.B104]&gt;0)); &#10;             TEXT(DATEVALUE(LEFT([.H103]; 10)) + TIMEVALUE(MID([.H103]; 12; 12)) + [.B104]/(86400); &#10;             &quot;YYYY-MM-DD&quot;&quot;T&quot;&quot;HH:MM:SS&quot;);&#10;             IF(AND(NOT(ISBLANK([.C104])); NOT(ISBLANK([.H103]))); [.H103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05])&gt;0; &#10;       [.A105]; &#10;       IF( AND(NOT(ISBLANK([.C105])); AND(LEN([.B105])&gt;0; [.B105]&gt;0)); &#10;             TEXT(DATEVALUE(LEFT([.H104]; 10)) + TIMEVALUE(MID([.H104]; 12; 12)) + [.B105]/(86400); &#10;             &quot;YYYY-MM-DD&quot;&quot;T&quot;&quot;HH:MM:SS&quot;);&#10;             IF(AND(NOT(ISBLANK([.C105])); NOT(ISBLANK([.H104]))); [.H104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06])&gt;0; &#10;       [.A106]; &#10;       IF( AND(NOT(ISBLANK([.C106])); AND(LEN([.B106])&gt;0; [.B106]&gt;0)); &#10;             TEXT(DATEVALUE(LEFT([.H105]; 10)) + TIMEVALUE(MID([.H105]; 12; 12)) + [.B106]/(86400); &#10;             &quot;YYYY-MM-DD&quot;&quot;T&quot;&quot;HH:MM:SS&quot;);&#10;             IF(AND(NOT(ISBLANK([.C106])); NOT(ISBLANK([.H105]))); [.H105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07])&gt;0; &#10;       [.A107]; &#10;       IF( AND(NOT(ISBLANK([.C107])); AND(LEN([.B107])&gt;0; [.B107]&gt;0)); &#10;             TEXT(DATEVALUE(LEFT([.H106]; 10)) + TIMEVALUE(MID([.H106]; 12; 12)) + [.B107]/(86400); &#10;             &quot;YYYY-MM-DD&quot;&quot;T&quot;&quot;HH:MM:SS&quot;);&#10;             IF(AND(NOT(ISBLANK([.C107])); NOT(ISBLANK([.H106]))); [.H106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08])&gt;0; &#10;       [.A108]; &#10;       IF( AND(NOT(ISBLANK([.C108])); AND(LEN([.B108])&gt;0; [.B108]&gt;0)); &#10;             TEXT(DATEVALUE(LEFT([.H107]; 10)) + TIMEVALUE(MID([.H107]; 12; 12)) + [.B108]/(86400); &#10;             &quot;YYYY-MM-DD&quot;&quot;T&quot;&quot;HH:MM:SS&quot;);&#10;             IF(AND(NOT(ISBLANK([.C108])); NOT(ISBLANK([.H107]))); [.H107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09])&gt;0; &#10;       [.A109]; &#10;       IF( AND(NOT(ISBLANK([.C109])); AND(LEN([.B109])&gt;0; [.B109]&gt;0)); &#10;             TEXT(DATEVALUE(LEFT([.H108]; 10)) + TIMEVALUE(MID([.H108]; 12; 12)) + [.B109]/(86400); &#10;             &quot;YYYY-MM-DD&quot;&quot;T&quot;&quot;HH:MM:SS&quot;);&#10;             IF(AND(NOT(ISBLANK([.C109])); NOT(ISBLANK([.H108]))); [.H108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10])&gt;0; &#10;       [.A110]; &#10;       IF( AND(NOT(ISBLANK([.C110])); AND(LEN([.B110])&gt;0; [.B110]&gt;0)); &#10;             TEXT(DATEVALUE(LEFT([.H109]; 10)) + TIMEVALUE(MID([.H109]; 12; 12)) + [.B110]/(86400); &#10;             &quot;YYYY-MM-DD&quot;&quot;T&quot;&quot;HH:MM:SS&quot;);&#10;             IF(AND(NOT(ISBLANK([.C110])); NOT(ISBLANK([.H109]))); [.H109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11])&gt;0; &#10;       [.A111]; &#10;       IF( AND(NOT(ISBLANK([.C111])); AND(LEN([.B111])&gt;0; [.B111]&gt;0)); &#10;             TEXT(DATEVALUE(LEFT([.H110]; 10)) + TIMEVALUE(MID([.H110]; 12; 12)) + [.B111]/(86400); &#10;             &quot;YYYY-MM-DD&quot;&quot;T&quot;&quot;HH:MM:SS&quot;);&#10;             IF(AND(NOT(ISBLANK([.C111])); NOT(ISBLANK([.H110]))); [.H110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12])&gt;0; &#10;       [.A112]; &#10;       IF( AND(NOT(ISBLANK([.C112])); AND(LEN([.B112])&gt;0; [.B112]&gt;0)); &#10;             TEXT(DATEVALUE(LEFT([.H111]; 10)) + TIMEVALUE(MID([.H111]; 12; 12)) + [.B112]/(86400); &#10;             &quot;YYYY-MM-DD&quot;&quot;T&quot;&quot;HH:MM:SS&quot;);&#10;             IF(AND(NOT(ISBLANK([.C112])); NOT(ISBLANK([.H111]))); [.H111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13])&gt;0; &#10;       [.A113]; &#10;       IF( AND(NOT(ISBLANK([.C113])); AND(LEN([.B113])&gt;0; [.B113]&gt;0)); &#10;             TEXT(DATEVALUE(LEFT([.H112]; 10)) + TIMEVALUE(MID([.H112]; 12; 12)) + [.B113]/(86400); &#10;             &quot;YYYY-MM-DD&quot;&quot;T&quot;&quot;HH:MM:SS&quot;);&#10;             IF(AND(NOT(ISBLANK([.C113])); NOT(ISBLANK([.H112]))); [.H112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14])&gt;0; &#10;       [.A114]; &#10;       IF( AND(NOT(ISBLANK([.C114])); AND(LEN([.B114])&gt;0; [.B114]&gt;0)); &#10;             TEXT(DATEVALUE(LEFT([.H113]; 10)) + TIMEVALUE(MID([.H113]; 12; 12)) + [.B114]/(86400); &#10;             &quot;YYYY-MM-DD&quot;&quot;T&quot;&quot;HH:MM:SS&quot;);&#10;             IF(AND(NOT(ISBLANK([.C114])); NOT(ISBLANK([.H113]))); [.H113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15])&gt;0; &#10;       [.A115]; &#10;       IF( AND(NOT(ISBLANK([.C115])); AND(LEN([.B115])&gt;0; [.B115]&gt;0)); &#10;             TEXT(DATEVALUE(LEFT([.H114]; 10)) + TIMEVALUE(MID([.H114]; 12; 12)) + [.B115]/(86400); &#10;             &quot;YYYY-MM-DD&quot;&quot;T&quot;&quot;HH:MM:SS&quot;);&#10;             IF(AND(NOT(ISBLANK([.C115])); NOT(ISBLANK([.H114]))); [.H114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16])&gt;0; &#10;       [.A116]; &#10;       IF( AND(NOT(ISBLANK([.C116])); AND(LEN([.B116])&gt;0; [.B116]&gt;0)); &#10;             TEXT(DATEVALUE(LEFT([.H115]; 10)) + TIMEVALUE(MID([.H115]; 12; 12)) + [.B116]/(86400); &#10;             &quot;YYYY-MM-DD&quot;&quot;T&quot;&quot;HH:MM:SS&quot;);&#10;             IF(AND(NOT(ISBLANK([.C116])); NOT(ISBLANK([.H115]))); [.H115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17])&gt;0; &#10;       [.A117]; &#10;       IF( AND(NOT(ISBLANK([.C117])); AND(LEN([.B117])&gt;0; [.B117]&gt;0)); &#10;             TEXT(DATEVALUE(LEFT([.H116]; 10)) + TIMEVALUE(MID([.H116]; 12; 12)) + [.B117]/(86400); &#10;             &quot;YYYY-MM-DD&quot;&quot;T&quot;&quot;HH:MM:SS&quot;);&#10;             IF(AND(NOT(ISBLANK([.C117])); NOT(ISBLANK([.H116]))); [.H116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18])&gt;0; &#10;       [.A118]; &#10;       IF( AND(NOT(ISBLANK([.C118])); AND(LEN([.B118])&gt;0; [.B118]&gt;0)); &#10;             TEXT(DATEVALUE(LEFT([.H117]; 10)) + TIMEVALUE(MID([.H117]; 12; 12)) + [.B118]/(86400); &#10;             &quot;YYYY-MM-DD&quot;&quot;T&quot;&quot;HH:MM:SS&quot;);&#10;             IF(AND(NOT(ISBLANK([.C118])); NOT(ISBLANK([.H117]))); [.H117]; &quot;&quot;)&#10;       )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19])&gt;0; &#10;       [.A119]; &#10;       IF( AND(NOT(ISBLANK([.C119])); AND(LEN([.B119])&gt;0; [.B119]&gt;0)); &#10;             TEXT(DATEVALUE(LEFT([.H118]; 10)) + TIMEVALUE(MID([.H118]; 12; 12)) + [.B119]/(86400); &#10;             &quot;YYYY-MM-DD&quot;&quot;T&quot;&quot;HH:MM:SS&quot;);&#10;             IF(AND(NOT(ISBLANK([.C119])); NOT(ISBLANK([.H118]))); [.H118]; &quot;&quot;)&#10;       ))">
            <text:p/>
          </table:table-cell>
        </table:table-row>
        <table:table-row table:style-name="ro1" table:number-rows-repeated="4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/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24])&gt;0; [.A124]; &#10;       IF(AND(LEN([.B124])&gt;0; [.B124]&gt;0); &#10;            TEXT(DATEVALUE(LEFT(#REF!; 10)) + TIMEVALUE(MID(#REF!; 12; 12) + [.B124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25])&gt;0; [.A125]; &#10;       IF(AND(LEN([.B125])&gt;0; [.B125]&gt;0); &#10;            TEXT(DATEVALUE(LEFT(#REF!; 10)) + TIMEVALUE(MID(#REF!; 12; 12) + [.B125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26])&gt;0; [.A126]; &#10;       IF(AND(LEN([.B126])&gt;0; [.B126]&gt;0); &#10;            TEXT(DATEVALUE(LEFT(#REF!; 10)) + TIMEVALUE(MID(#REF!; 12; 12) + [.B126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27])&gt;0; [.A127]; &#10;       IF(AND(LEN([.B127])&gt;0; [.B127]&gt;0); &#10;            TEXT(DATEVALUE(LEFT(#REF!; 10)) + TIMEVALUE(MID(#REF!; 12; 12) + [.B127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28])&gt;0; [.A128]; &#10;       IF(AND(LEN([.B128])&gt;0; [.B128]&gt;0); &#10;            TEXT(DATEVALUE(LEFT(#REF!; 10)) + TIMEVALUE(MID(#REF!; 12; 12) + [.B128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29])&gt;0; [.A129]; &#10;       IF(AND(LEN([.B129])&gt;0; [.B129]&gt;0); &#10;            TEXT(DATEVALUE(LEFT(#REF!; 10)) + TIMEVALUE(MID(#REF!; 12; 12) + [.B129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30])&gt;0; [.A130]; &#10;       IF(AND(LEN([.B130])&gt;0; [.B130]&gt;0); &#10;            TEXT(DATEVALUE(LEFT(#REF!; 10)) + TIMEVALUE(MID(#REF!; 12; 12) + [.B130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31])&gt;0; [.A131]; &#10;       IF(AND(LEN([.B131])&gt;0; [.B131]&gt;0); &#10;            TEXT(DATEVALUE(LEFT(#REF!; 10)) + TIMEVALUE(MID(#REF!; 12; 12) + [.B131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32])&gt;0; [.A132]; &#10;       IF(AND(LEN([.B132])&gt;0; [.B132]&gt;0); &#10;            TEXT(DATEVALUE(LEFT(#REF!; 10)) + TIMEVALUE(MID(#REF!; 12; 12) + [.B132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33])&gt;0; [.A133]; &#10;       IF(AND(LEN([.B133])&gt;0; [.B133]&gt;0); &#10;            TEXT(DATEVALUE(LEFT(#REF!; 10)) + TIMEVALUE(MID(#REF!; 12; 12) + [.B133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34])&gt;0; [.A134]; &#10;       IF(AND(LEN([.B134])&gt;0; [.B134]&gt;0); &#10;            TEXT(DATEVALUE(LEFT(#REF!; 10)) + TIMEVALUE(MID(#REF!; 12; 12) + [.B134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35])&gt;0; [.A135]; &#10;       IF(AND(LEN([.B135])&gt;0; [.B135]&gt;0); &#10;            TEXT(DATEVALUE(LEFT(#REF!; 10)) + TIMEVALUE(MID(#REF!; 12; 12) + [.B135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36])&gt;0; [.A136]; &#10;       IF(AND(LEN([.B136])&gt;0; [.B136]&gt;0); &#10;            TEXT(DATEVALUE(LEFT(#REF!; 10)) + TIMEVALUE(MID(#REF!; 12; 12) + [.B136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37])&gt;0; [.A137]; &#10;       IF(AND(LEN([.B137])&gt;0; [.B137]&gt;0); &#10;            TEXT(DATEVALUE(LEFT(#REF!; 10)) + TIMEVALUE(MID(#REF!; 12; 12) + [.B137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38])&gt;0; [.A138]; &#10;       IF(AND(LEN([.B138])&gt;0; [.B138]&gt;0); &#10;            TEXT(DATEVALUE(LEFT(#REF!; 10)) + TIMEVALUE(MID(#REF!; 12; 12) + [.B138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39])&gt;0; [.A139]; &#10;       IF(AND(LEN([.B139])&gt;0; [.B139]&gt;0); &#10;            TEXT(DATEVALUE(LEFT(#REF!; 10)) + TIMEVALUE(MID(#REF!; 12; 12) + [.B139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40])&gt;0; [.A140]; &#10;       IF(AND(LEN([.B140])&gt;0; [.B140]&gt;0); &#10;            TEXT(DATEVALUE(LEFT(#REF!; 10)) + TIMEVALUE(MID(#REF!; 12; 12) + [.B140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41])&gt;0; [.A141]; &#10;       IF(AND(LEN([.B141])&gt;0; [.B141]&gt;0); &#10;            TEXT(DATEVALUE(LEFT(#REF!; 10)) + TIMEVALUE(MID(#REF!; 12; 12) + [.B141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42])&gt;0; [.A142]; &#10;       IF(AND(LEN([.B142])&gt;0; [.B142]&gt;0); &#10;            TEXT(DATEVALUE(LEFT(#REF!; 10)) + TIMEVALUE(MID(#REF!; 12; 12) + [.B142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43])&gt;0; [.A143]; &#10;       IF(AND(LEN([.B143])&gt;0; [.B143]&gt;0); &#10;            TEXT(DATEVALUE(LEFT(#REF!; 10)) + TIMEVALUE(MID(#REF!; 12; 12) + [.B143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44])&gt;0; [.A144]; &#10;       IF(AND(LEN([.B144])&gt;0; [.B144]&gt;0); &#10;            TEXT(DATEVALUE(LEFT(#REF!; 10)) + TIMEVALUE(MID(#REF!; 12; 12) + [.B144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45])&gt;0; [.A145]; &#10;       IF(AND(LEN([.B145])&gt;0; [.B145]&gt;0); &#10;            TEXT(DATEVALUE(LEFT(#REF!; 10)) + TIMEVALUE(MID(#REF!; 12; 12) + [.B145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46])&gt;0; [.A146]; &#10;       IF(AND(LEN([.B146])&gt;0; [.B146]&gt;0); &#10;            TEXT(DATEVALUE(LEFT(#REF!; 10)) + TIMEVALUE(MID(#REF!; 12; 12) + [.B146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47])&gt;0; [.A147]; &#10;       IF(AND(LEN([.B147])&gt;0; [.B147]&gt;0); &#10;            TEXT(DATEVALUE(LEFT(#REF!; 10)) + TIMEVALUE(MID(#REF!; 12; 12) + [.B147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48])&gt;0; [.A148]; &#10;       IF(AND(LEN([.B148])&gt;0; [.B148]&gt;0); &#10;            TEXT(DATEVALUE(LEFT(#REF!; 10)) + TIMEVALUE(MID(#REF!; 12; 12) + [.B148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49])&gt;0; [.A149]; &#10;       IF(AND(LEN([.B149])&gt;0; [.B149]&gt;0); &#10;            TEXT(DATEVALUE(LEFT(#REF!; 10)) + TIMEVALUE(MID(#REF!; 12; 12) + [.B149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50])&gt;0; [.A150]; &#10;       IF(AND(LEN([.B150])&gt;0; [.B150]&gt;0); &#10;            TEXT(DATEVALUE(LEFT(#REF!; 10)) + TIMEVALUE(MID(#REF!; 12; 12) + [.B150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51])&gt;0; [.A151]; &#10;       IF(AND(LEN([.B151])&gt;0; [.B151]&gt;0); &#10;            TEXT(DATEVALUE(LEFT(#REF!; 10)) + TIMEVALUE(MID(#REF!; 12; 12) + [.B151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52])&gt;0; [.A152]; &#10;       IF(AND(LEN([.B152])&gt;0; [.B152]&gt;0); &#10;            TEXT(DATEVALUE(LEFT(#REF!; 10)) + TIMEVALUE(MID(#REF!; 12; 12) + [.B152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53])&gt;0; [.A153]; &#10;       IF(AND(LEN([.B153])&gt;0; [.B153]&gt;0); &#10;            TEXT(DATEVALUE(LEFT(#REF!; 10)) + TIMEVALUE(MID(#REF!; 12; 12) + [.B153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54])&gt;0; [.A154]; &#10;       IF(AND(LEN([.B154])&gt;0; [.B154]&gt;0); &#10;            TEXT(DATEVALUE(LEFT(#REF!; 10)) + TIMEVALUE(MID(#REF!; 12; 12) + [.B154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55])&gt;0; [.A155]; &#10;       IF(AND(LEN([.B155])&gt;0; [.B155]&gt;0); &#10;            TEXT(DATEVALUE(LEFT(#REF!; 10)) + TIMEVALUE(MID(#REF!; 12; 12) + [.B155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56])&gt;0; [.A156]; &#10;       IF(AND(LEN([.B156])&gt;0; [.B156]&gt;0); &#10;            TEXT(DATEVALUE(LEFT(#REF!; 10)) + TIMEVALUE(MID(#REF!; 12; 12) + [.B156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57])&gt;0; [.A157]; &#10;       IF(AND(LEN([.B157])&gt;0; [.B157]&gt;0); &#10;            TEXT(DATEVALUE(LEFT(#REF!; 10)) + TIMEVALUE(MID(#REF!; 12; 12) + [.B157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58])&gt;0; [.A158]; &#10;       IF(AND(LEN([.B158])&gt;0; [.B158]&gt;0); &#10;            TEXT(DATEVALUE(LEFT(#REF!; 10)) + TIMEVALUE(MID(#REF!; 12; 12) + [.B158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59])&gt;0; [.A159]; &#10;       IF(AND(LEN([.B159])&gt;0; [.B159]&gt;0); &#10;            TEXT(DATEVALUE(LEFT(#REF!; 10)) + TIMEVALUE(MID(#REF!; 12; 12) + [.B159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60])&gt;0; [.A160]; &#10;       IF(AND(LEN([.B160])&gt;0; [.B160]&gt;0); &#10;            TEXT(DATEVALUE(LEFT(#REF!; 10)) + TIMEVALUE(MID(#REF!; 12; 12) + [.B160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61])&gt;0; [.A161]; &#10;       IF(AND(LEN([.B161])&gt;0; [.B161]&gt;0); &#10;            TEXT(DATEVALUE(LEFT(#REF!; 10)) + TIMEVALUE(MID(#REF!; 12; 12) + [.B161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62])&gt;0; [.A162]; &#10;       IF(AND(LEN([.B162])&gt;0; [.B162]&gt;0); &#10;            TEXT(DATEVALUE(LEFT(#REF!; 10)) + TIMEVALUE(MID(#REF!; 12; 12) + [.B162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63])&gt;0; [.A163]; &#10;       IF(AND(LEN([.B163])&gt;0; [.B163]&gt;0); &#10;            TEXT(DATEVALUE(LEFT(#REF!; 10)) + TIMEVALUE(MID(#REF!; 12; 12) + [.B163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64])&gt;0; [.A164]; &#10;       IF(AND(LEN([.B164])&gt;0; [.B164]&gt;0); &#10;            TEXT(DATEVALUE(LEFT(#REF!; 10)) + TIMEVALUE(MID(#REF!; 12; 12) + [.B164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65])&gt;0; [.A165]; &#10;       IF(AND(LEN([.B165])&gt;0; [.B165]&gt;0); &#10;            TEXT(DATEVALUE(LEFT(#REF!; 10)) + TIMEVALUE(MID(#REF!; 12; 12) + [.B165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66])&gt;0; [.A166]; &#10;       IF(AND(LEN([.B166])&gt;0; [.B166]&gt;0); &#10;            TEXT(DATEVALUE(LEFT(#REF!; 10)) + TIMEVALUE(MID(#REF!; 12; 12) + [.B166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67])&gt;0; [.A167]; &#10;       IF(AND(LEN([.B167])&gt;0; [.B167]&gt;0); &#10;            TEXT(DATEVALUE(LEFT(#REF!; 10)) + TIMEVALUE(MID(#REF!; 12; 12) + [.B167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68])&gt;0; [.A168]; &#10;       IF(AND(LEN([.B168])&gt;0; [.B168]&gt;0); &#10;            TEXT(DATEVALUE(LEFT(#REF!; 10)) + TIMEVALUE(MID(#REF!; 12; 12) + [.B168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69])&gt;0; [.A169]; &#10;       IF(AND(LEN([.B169])&gt;0; [.B169]&gt;0); &#10;            TEXT(DATEVALUE(LEFT(#REF!; 10)) + TIMEVALUE(MID(#REF!; 12; 12) + [.B169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70])&gt;0; [.A170]; &#10;       IF(AND(LEN([.B170])&gt;0; [.B170]&gt;0); &#10;            TEXT(DATEVALUE(LEFT(#REF!; 10)) + TIMEVALUE(MID(#REF!; 12; 12) + [.B170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71])&gt;0; [.A171]; &#10;       IF(AND(LEN([.B171])&gt;0; [.B171]&gt;0); &#10;            TEXT(DATEVALUE(LEFT(#REF!; 10)) + TIMEVALUE(MID(#REF!; 12; 12) + [.B171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72])&gt;0; [.A172]; &#10;       IF(AND(LEN([.B172])&gt;0; [.B172]&gt;0); &#10;            TEXT(DATEVALUE(LEFT(#REF!; 10)) + TIMEVALUE(MID(#REF!; 12; 12) + [.B172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73])&gt;0; [.A173]; &#10;       IF(AND(LEN([.B173])&gt;0; [.B173]&gt;0); &#10;            TEXT(DATEVALUE(LEFT(#REF!; 10)) + TIMEVALUE(MID(#REF!; 12; 12) + [.B173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74])&gt;0; [.A174]; &#10;       IF(AND(LEN([.B174])&gt;0; [.B174]&gt;0); &#10;            TEXT(DATEVALUE(LEFT(#REF!; 10)) + TIMEVALUE(MID(#REF!; 12; 12) + [.B174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75])&gt;0; [.A175]; &#10;       IF(AND(LEN([.B175])&gt;0; [.B175]&gt;0); &#10;            TEXT(DATEVALUE(LEFT(#REF!; 10)) + TIMEVALUE(MID(#REF!; 12; 12) + [.B175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76])&gt;0; [.A176]; &#10;       IF(AND(LEN([.B176])&gt;0; [.B176]&gt;0); &#10;            TEXT(DATEVALUE(LEFT(#REF!; 10)) + TIMEVALUE(MID(#REF!; 12; 12) + [.B176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77])&gt;0; [.A177]; &#10;       IF(AND(LEN([.B177])&gt;0; [.B177]&gt;0); &#10;            TEXT(DATEVALUE(LEFT(#REF!; 10)) + TIMEVALUE(MID(#REF!; 12; 12) + [.B177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78])&gt;0; [.A178]; &#10;       IF(AND(LEN([.B178])&gt;0; [.B178]&gt;0); &#10;            TEXT(DATEVALUE(LEFT(#REF!; 10)) + TIMEVALUE(MID(#REF!; 12; 12) + [.B178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79])&gt;0; [.A179]; &#10;       IF(AND(LEN([.B179])&gt;0; [.B179]&gt;0); &#10;            TEXT(DATEVALUE(LEFT(#REF!; 10)) + TIMEVALUE(MID(#REF!; 12; 12) + [.B179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80])&gt;0; [.A180]; &#10;       IF(AND(LEN([.B180])&gt;0; [.B180]&gt;0); &#10;            TEXT(DATEVALUE(LEFT(#REF!; 10)) + TIMEVALUE(MID(#REF!; 12; 12) + [.B180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81])&gt;0; [.A181]; &#10;       IF(AND(LEN([.B181])&gt;0; [.B181]&gt;0); &#10;            TEXT(DATEVALUE(LEFT(#REF!; 10)) + TIMEVALUE(MID(#REF!; 12; 12) + [.B181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82])&gt;0; [.A182]; &#10;       IF(AND(LEN([.B182])&gt;0; [.B182]&gt;0); &#10;            TEXT(DATEVALUE(LEFT(#REF!; 10)) + TIMEVALUE(MID(#REF!; 12; 12) + [.B182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83])&gt;0; [.A183]; &#10;       IF(AND(LEN([.B183])&gt;0; [.B183]&gt;0); &#10;            TEXT(DATEVALUE(LEFT(#REF!; 10)) + TIMEVALUE(MID(#REF!; 12; 12) + [.B183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84])&gt;0; [.A184]; &#10;       IF(AND(LEN([.B184])&gt;0; [.B184]&gt;0); &#10;            TEXT(DATEVALUE(LEFT(#REF!; 10)) + TIMEVALUE(MID(#REF!; 12; 12) + [.B184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85])&gt;0; [.A185]; &#10;       IF(AND(LEN([.B185])&gt;0; [.B185]&gt;0); &#10;            TEXT(DATEVALUE(LEFT(#REF!; 10)) + TIMEVALUE(MID(#REF!; 12; 12) + [.B185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86])&gt;0; [.A186]; &#10;       IF(AND(LEN([.B186])&gt;0; [.B186]&gt;0); &#10;            TEXT(DATEVALUE(LEFT(#REF!; 10)) + TIMEVALUE(MID(#REF!; 12; 12) + [.B186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87])&gt;0; [.A187]; &#10;       IF(AND(LEN([.B187])&gt;0; [.B187]&gt;0); &#10;            TEXT(DATEVALUE(LEFT(#REF!; 10)) + TIMEVALUE(MID(#REF!; 12; 12) + [.B187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88])&gt;0; [.A188]; &#10;       IF(AND(LEN([.B188])&gt;0; [.B188]&gt;0); &#10;            TEXT(DATEVALUE(LEFT(#REF!; 10)) + TIMEVALUE(MID(#REF!; 12; 12) + [.B188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89])&gt;0; [.A189]; &#10;       IF(AND(LEN([.B189])&gt;0; [.B189]&gt;0); &#10;            TEXT(DATEVALUE(LEFT(#REF!; 10)) + TIMEVALUE(MID(#REF!; 12; 12) + [.B189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90])&gt;0; [.A190]; &#10;       IF(AND(LEN([.B190])&gt;0; [.B190]&gt;0); &#10;            TEXT(DATEVALUE(LEFT(#REF!; 10)) + TIMEVALUE(MID(#REF!; 12; 12) + [.B190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91])&gt;0; [.A191]; &#10;       IF(AND(LEN([.B191])&gt;0; [.B191]&gt;0); &#10;            TEXT(DATEVALUE(LEFT(#REF!; 10)) + TIMEVALUE(MID(#REF!; 12; 12) + [.B191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92])&gt;0; [.A192]; &#10;       IF(AND(LEN([.B192])&gt;0; [.B192]&gt;0); &#10;            TEXT(DATEVALUE(LEFT(#REF!; 10)) + TIMEVALUE(MID(#REF!; 12; 12) + [.B192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93])&gt;0; [.A193]; &#10;       IF(AND(LEN([.B193])&gt;0; [.B193]&gt;0); &#10;            TEXT(DATEVALUE(LEFT(#REF!; 10)) + TIMEVALUE(MID(#REF!; 12; 12) + [.B193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94])&gt;0; [.A194]; &#10;       IF(AND(LEN([.B194])&gt;0; [.B194]&gt;0); &#10;            TEXT(DATEVALUE(LEFT(#REF!; 10)) + TIMEVALUE(MID(#REF!; 12; 12) + [.B194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95])&gt;0; [.A195]; &#10;       IF(AND(LEN([.B195])&gt;0; [.B195]&gt;0); &#10;            TEXT(DATEVALUE(LEFT(#REF!; 10)) + TIMEVALUE(MID(#REF!; 12; 12) + [.B195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96])&gt;0; [.A196]; &#10;       IF(AND(LEN([.B196])&gt;0; [.B196]&gt;0); &#10;            TEXT(DATEVALUE(LEFT(#REF!; 10)) + TIMEVALUE(MID(#REF!; 12; 12) + [.B196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97])&gt;0; [.A197]; &#10;       IF(AND(LEN([.B197])&gt;0; [.B197]&gt;0); &#10;            TEXT(DATEVALUE(LEFT(#REF!; 10)) + TIMEVALUE(MID(#REF!; 12; 12) + [.B197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98])&gt;0; [.A198]; &#10;       IF(AND(LEN([.B198])&gt;0; [.B198]&gt;0); &#10;            TEXT(DATEVALUE(LEFT(#REF!; 10)) + TIMEVALUE(MID(#REF!; 12; 12) + [.B198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199])&gt;0; [.A199]; &#10;       IF(AND(LEN([.B199])&gt;0; [.B199]&gt;0); &#10;            TEXT(DATEVALUE(LEFT(#REF!; 10)) + TIMEVALUE(MID(#REF!; 12; 12) + [.B199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200])&gt;0; [.A200]; &#10;       IF(AND(LEN([.B200])&gt;0; [.B200]&gt;0); &#10;            TEXT(DATEVALUE(LEFT(#REF!; 10)) + TIMEVALUE(MID(#REF!; 12; 12) + [.B200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201])&gt;0; [.A201]; &#10;       IF(AND(LEN([.B201])&gt;0; [.B201]&gt;0); &#10;            TEXT(DATEVALUE(LEFT(#REF!; 10)) + TIMEVALUE(MID(#REF!; 12; 12) + [.B201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202])&gt;0; [.A202]; &#10;       IF(AND(LEN([.B202])&gt;0; [.B202]&gt;0); &#10;            TEXT(DATEVALUE(LEFT(#REF!; 10)) + TIMEVALUE(MID(#REF!; 12; 12) + [.B202]/(1000*86400)); &quot;YYYY-MM-DD&quot;&quot;T&quot;&quot;HH:MM:SS.000&quot;);&#10;             &quot;&quot;)&#10;)">
            <text:p/>
          </table:table-cell>
        </table:table-row>
        <table:table-row table:style-name="ro1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/>
          <table:table-cell table:style-name="ce19" table:content-validation-name="val2" table:formula="of:=IF(LEN([.A203])&gt;0; [.A203]; &#10;       IF(AND(LEN([.B203])&gt;0; [.B203]&gt;0); &#10;            TEXT(DATEVALUE(LEFT(#REF!; 10)) + TIMEVALUE(MID(#REF!; 12; 12) + [.B203]/(1000*86400)); &quot;YYYY-MM-DD&quot;&quot;T&quot;&quot;HH:MM:SS.000&quot;);&#10;             &quot;&quot;)&#10;)">
            <text:p/>
          </table:table-cell>
        </table:table-row>
        <table:table-row table:style-name="ro1" table:number-rows-repeated="14">
          <table:table-cell table:number-columns-repeated="2"/>
          <table:table-cell table:content-validation-name="val3"/>
          <table:table-cell table:content-validation-name="val1"/>
          <table:table-cell/>
          <table:table-cell table:content-validation-name="val1"/>
          <table:table-cell table:number-columns-repeated="2"/>
        </table:table-row>
        <table:table-row table:style-name="ro1" table:number-rows-repeated="1048358">
          <table:table-cell table:number-columns-repeated="3"/>
          <table:table-cell table:content-validation-name="val1"/>
          <table:table-cell/>
          <table:table-cell table:content-validation-name="val1"/>
          <table:table-cell table:number-columns-repeated="2"/>
        </table:table-row>
        <table:table-row table:style-name="ro1">
          <table:table-cell table:number-columns-repeated="3"/>
          <table:table-cell table:content-validation-name="val1"/>
          <table:table-cell/>
          <table:table-cell table:content-validation-name="val1"/>
          <table:table-cell table:number-columns-repeated="2"/>
        </table:table-row>
      </table:table>
      <table:table table:name="experiments" table:style-name="ta1"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t_um_tes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t_um_fstolzcod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t_um_oscillating_bone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t_um_qubitbytes_aliv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t_um_urish_spell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okwi_universal_gates_04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tt_um_andrewtron30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t_um_MichaelBell_tinyQV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t_um_lisa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t_um_ttrpg_dice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t_um_msg_in_a_bottl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t_um_cejmu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p2_temperatur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t_um_CKPope_top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tt_um_PA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tt_um_dlmiles_muldiv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t_um_dlmiles_muldiv8_sky130faha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tt_um_ttrpg_SEU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tt_contributors</text:p>
          </table:table-cell>
        </table:table-row>
      </table:table>
      <table:named-expressions/>
      <table:database-ranges>
        <table:database-range table:name="__Anonymous_Sheet_DB__0" table:target-range-address="commands.D1:commands.D1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6">00/00/0000</text:date>, <text:time style:data-style-name="N2" text:time-value="16:56:47.4418246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1T04:47:07.041933067</meta:creation-date>
    <dc:date>2026-01-06T17:19:03.637953195</dc:date>
    <meta:editing-duration>PT6H57M9S</meta:editing-duration>
    <meta:editing-cycles>30</meta:editing-cycles>
    <meta:generator>LibreOffice/24.2.7.2$Linux_X86_64 LibreOffice_project/420$Build-2</meta:generator>
    <meta:document-statistic meta:table-count="2" meta:cell-count="392" meta:object-count="0"/>
  </office:meta>
</office:document-meta>
</file>